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automatic" fo:wrap-option="wrap" fo:background-color="#D9E1F2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" style:family="table-cell" style:parent-style-name="V_237_rgula" style:data-style-name="N37">
      <style:table-cell-properties fo:border="2pt solid #000000" style:vertical-align="automatic" fo:wrap-option="wrap" fo:background-color="#D9E1F2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" style:family="table-cell" style:parent-style-name="V_237_rgula" style:data-style-name="N37">
      <style:table-cell-properties fo:border="2pt solid #000000" style:vertical-align="automatic" fo:wrap-option="wrap" fo:background-color="#D9E1F2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4">
      <style:table-cell-properties fo:border-top="2pt solid #000000" fo:border-bottom="thin solid #000000" fo:border-left="2pt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V_237_rgula" style:data-style-name="N37">
      <style:table-cell-properties fo:border-top="2pt solid #000000" fo:border-bottom="thin solid #000000" fo:border-left="thin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Porcentagem" style:data-style-name="N14">
      <style:table-cell-properties fo:border-top="2pt solid #000000" fo:border-bottom="thin solid #000000" fo:border-left="thin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V_237_rgula" style:data-style-name="N36">
      <style:table-cell-properties fo:border-top="2pt solid #000000" fo:border-bottom="thin solid #000000" fo:border-left="thin solid #000000" fo:border-right="2pt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37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Default" style:data-style-name="N4">
      <style:table-cell-properties fo:border-top="thin solid #000000" fo:border-bottom="thin solid #000000" fo:border-left="2pt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V_237_rgula" style:data-style-name="N37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" style:family="table-cell" style:parent-style-name="Porcentagem" style:data-style-name="N14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V_237_rgula" style:data-style-name="N36">
      <style:table-cell-properties fo:border-top="thin solid #000000" fo:border-bottom="thin solid #000000" fo:border-left="thin solid #000000" fo:border-right="2pt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5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6" style:family="table-cell" style:parent-style-name="Default" style:data-style-name="N0">
      <style:table-cell-properties fo:border-top="thin solid #000000" fo:border-bottom="2pt solid #000000" fo:border-left="2pt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7" style:family="table-cell" style:parent-style-name="V_237_rgula" style:data-style-name="N37">
      <style:table-cell-properties fo:border-top="thin solid #000000" fo:border-bottom="2pt solid #000000" fo:border-left="thin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8" style:family="table-cell" style:parent-style-name="Porcentagem" style:data-style-name="N14">
      <style:table-cell-properties fo:border-top="thin solid #000000" fo:border-bottom="2pt solid #000000" fo:border-left="thin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9" style:family="table-cell" style:parent-style-name="V_237_rgula" style:data-style-name="N36">
      <style:table-cell-properties fo:border-top="thin solid #000000" fo:border-bottom="2pt solid #000000" fo:border-left="thin solid #000000" fo:border-right="2pt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0" style:family="table-cell" style:parent-style-name="Default" style:data-style-name="N0">
      <style:table-cell-properties fo:border="2pt solid #000000" fo:background-color="#D9E1F2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1" style:family="table-cell" style:parent-style-name="V_237_rgula" style:data-style-name="N37">
      <style:table-cell-properties fo:border-top="2pt solid #000000" fo:border-bottom="2pt solid #000000" fo:border-left="none" fo:border-right="thin solid #000000" fo:background-color="#D9E1F2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2" style:family="table-cell" style:parent-style-name="V_237_rgula" style:data-style-name="N37">
      <style:table-cell-properties fo:border-top="2pt solid #000000" fo:border-bottom="2pt solid #000000" fo:border-left="thin solid #000000" fo:border-right="thin solid #000000" fo:background-color="#D9E1F2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3" style:family="table-cell" style:parent-style-name="Porcentagem" style:data-style-name="N14">
      <style:table-cell-properties fo:border-top="2pt solid #000000" fo:border-bottom="2pt solid #000000" fo:border-left="thin solid #000000" fo:border-right="thin solid #000000" fo:background-color="#D9E1F2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4" style:family="table-cell" style:parent-style-name="V_237_rgula" style:data-style-name="N36">
      <style:table-cell-properties fo:border-top="2pt solid #000000" fo:border-bottom="2pt solid #000000" fo:border-left="thin solid #000000" fo:border-right="2pt solid #000000" fo:background-color="#D9E1F2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5" style:family="table-cell" style:parent-style-name="V_237_rgula" style:data-style-name="N37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6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wrap-option="wrap" fo:background-color="#D9E1F2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7" style:family="table-cell" style:parent-style-name="V_237_rgula" style:data-style-name="N37">
      <style:table-cell-properties fo:border-top="2pt solid #000000" fo:border-bottom="none" fo:border-left="2pt solid #000000" fo:border-right="2pt solid #000000" style:vertical-align="automatic" fo:wrap-option="wrap" fo:background-color="#D9E1F2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8" style:family="table-cell" style:parent-style-name="V_237_rgula" style:data-style-name="N37">
      <style:table-cell-properties fo:border-top="2pt solid #000000" fo:border-bottom="none" fo:border-left="2pt solid #000000" fo:border-right="2pt solid #000000" style:vertical-align="automatic" fo:wrap-option="wrap" fo:background-color="#D9E1F2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fo:border-top="2pt solid #000000" fo:border-bottom="thin solid #000000" fo:border-left="2pt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0" style:family="table-cell" style:parent-style-name="V_237_rgula" style:data-style-name="N36"/>
    <style:style style:name="co1" style:family="table-column">
      <style:table-column-properties fo:break-before="auto" style:column-width="1.93145833333333cm" style:use-optimal-column-width="true"/>
    </style:style>
    <style:style style:name="co2" style:family="table-column">
      <style:table-column-properties fo:break-before="auto" style:column-width="2.19604166666667cm" style:use-optimal-column-width="true"/>
    </style:style>
    <style:style style:name="co3" style:family="table-column">
      <style:table-column-properties fo:break-before="auto" style:column-width="2.619375cm" style:use-optimal-column-width="true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2.03729166666667cm" style:use-optimal-column-width="true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38125cm"/>
    </style:style>
    <style:style style:name="co9" style:family="table-column">
      <style:table-column-properties fo:break-before="auto" style:column-width="2.51354166666667cm" style:use-optimal-column-width="true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3.413125cm"/>
    </style:style>
    <style:style style:name="ro1" style:family="table-row">
      <style:table-row-properties style:row-height="33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31.5pt" style:use-optimal-row-height="true" fo:break-before="auto"/>
    </style:style>
    <style:style style:name="ro5" style:family="table-row">
      <style:table-row-properties style:row-height="48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5"/>
        <table:table-column table:style-name="co2" table:default-cell-style-name="ce25"/>
        <table:table-column table:style-name="co3" table:number-columns-repeated="2" table:default-cell-style-name="ce2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6377" table:default-cell-style-name="ce5"/>
        <table:table-row table:style-name="ro1">
          <table:table-cell office:value-type="string" table:style-name="ce2">
            <text:p>Arquivo</text:p>
          </table:table-cell>
          <table:table-cell office:value-type="string" table:style-name="ce3">
            <text:p>Número Endereços</text:p>
          </table:table-cell>
          <table:table-cell office:value-type="string" table:style-name="ce4">
            <text:p>Qtde EB(bits)</text:p>
          </table:table-cell>
          <table:table-cell office:value-type="string" table:style-name="ce4">
            <text:p>Qtde Normal(bits)</text:p>
          </table:table-cell>
          <table:table-cell office:value-type="string" table:style-name="ce2">
            <text:p>Percentual</text:p>
          </table:table-cell>
          <table:table-cell office:value-type="string" table:style-name="ce2">
            <text:p>Média por Endereço</text:p>
          </table:table-cell>
          <table:table-cell table:style-name="ce5">
            <draw:frame draw:z-index="1" draw:id="id0" draw:style-name="a0" draw:name="Gráfico 1" svg:x="0.24583in" svg:y="0.19791in" svg:width="7.13333in" svg:height="2.9916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2">
          <table:table-cell office:value-type="string" table:style-name="ce6">
            <text:p>acl1_1k</text:p>
          </table:table-cell>
          <table:table-cell office:value-type="float" office:value="3764" table:style-name="ce7">
            <text:p><text:s/>3.764<text:s/></text:p>
          </table:table-cell>
          <table:table-cell office:value-type="float" office:value="110162" table:style-name="ce7">
            <text:p><text:s/>110.162<text:s/></text:p>
          </table:table-cell>
          <table:table-cell office:value-type="float" office:value="117337" table:style-name="ce7">
            <text:p><text:s/>117.337<text:s/></text:p>
          </table:table-cell>
          <table:table-cell office:value-type="percentage" office:value="6.5131352008859666E-2" table:formula="of:=[.D2]/[.C2]-1" table:style-name="ce8">
            <text:p>6,51%</text:p>
          </table:table-cell>
          <table:table-cell office:value-type="float" office:value="1.9062167906482466" table:formula="of:=([.D2]-[.C2])/[.B2]" table:style-name="ce9">
            <text:p><text:s/>1,91<text:s/></text:p>
          </table:table-cell>
          <table:table-cell table:style-name="ce10"/>
          <table:table-cell table:number-columns-repeated="16377"/>
        </table:table-row>
        <table:table-row table:style-name="ro2">
          <table:table-cell office:value-type="string" table:style-name="ce11">
            <text:p>acl1_10k</text:p>
          </table:table-cell>
          <table:table-cell office:value-type="float" office:value="39092" table:style-name="ce12">
            <text:p><text:s/>39.092<text:s/></text:p>
          </table:table-cell>
          <table:table-cell office:value-type="float" office:value="1154671" table:style-name="ce12">
            <text:p><text:s/>1.154.671<text:s/></text:p>
          </table:table-cell>
          <table:table-cell office:value-type="float" office:value="1208708" table:style-name="ce12">
            <text:p><text:s/>1.208.708<text:s/></text:p>
          </table:table-cell>
          <table:table-cell office:value-type="percentage" office:value="4.679861189897383E-2" table:formula="of:=[.D3]/[.C3]-1" table:style-name="ce13">
            <text:p>4,68%</text:p>
          </table:table-cell>
          <table:table-cell office:value-type="float" office:value="1.3823032845595007" table:formula="of:=([.D3]-[.C3])/[.B3]" table:style-name="ce14">
            <text:p><text:s/>1,38<text:s/></text:p>
          </table:table-cell>
          <table:table-cell table:number-columns-repeated="16378" table:style-name="ce5"/>
        </table:table-row>
        <table:table-row table:style-name="ro2">
          <table:table-cell office:value-type="string" table:style-name="ce11">
            <text:p>acl1_100k</text:p>
          </table:table-cell>
          <table:table-cell office:value-type="float" office:value="397272" table:style-name="ce12">
            <text:p><text:s/>397.272<text:s/></text:p>
          </table:table-cell>
          <table:table-cell office:value-type="float" office:value="11776029" table:style-name="ce12">
            <text:p><text:s/>11.776.029<text:s/></text:p>
          </table:table-cell>
          <table:table-cell office:value-type="float" office:value="12341996" table:style-name="ce12">
            <text:p><text:s/>12.341.996<text:s/></text:p>
          </table:table-cell>
          <table:table-cell office:value-type="percentage" office:value="4.8060938029279576E-2" table:formula="of:=[.D4]/[.C4]-1" table:style-name="ce13">
            <text:p>4,81%</text:p>
          </table:table-cell>
          <table:table-cell office:value-type="float" office:value="1.4246335004732273" table:formula="of:=([.D4]-[.C4])/[.B4]" table:style-name="ce14">
            <text:p><text:s/>1,42<text:s/></text:p>
          </table:table-cell>
          <table:table-cell table:number-columns-repeated="16378" table:style-name="ce5"/>
        </table:table-row>
        <table:table-row table:style-name="ro2">
          <table:table-cell office:value-type="string" table:style-name="ce11">
            <text:p>acl2_1k</text:p>
          </table:table-cell>
          <table:table-cell office:value-type="float" office:value="3840" table:style-name="ce12">
            <text:p><text:s/>3.840<text:s/></text:p>
          </table:table-cell>
          <table:table-cell office:value-type="float" office:value="92379" table:style-name="ce12">
            <text:p><text:s/>92.379<text:s/></text:p>
          </table:table-cell>
          <table:table-cell office:value-type="float" office:value="111997" table:style-name="ce12">
            <text:p><text:s/>111.997<text:s/></text:p>
          </table:table-cell>
          <table:table-cell office:value-type="percentage" office:value="0.21236428192554579" table:formula="of:=[.D5]/[.C5]-1" table:style-name="ce13">
            <text:p>21,24%</text:p>
          </table:table-cell>
          <table:table-cell office:value-type="float" office:value="5.1088541666666663" table:formula="of:=([.D5]-[.C5])/[.B5]" table:style-name="ce14">
            <text:p><text:s/>5,11<text:s/></text:p>
          </table:table-cell>
          <table:table-cell table:number-columns-repeated="16378" table:style-name="ce5"/>
        </table:table-row>
        <table:table-row table:style-name="ro2">
          <table:table-cell office:value-type="string" table:style-name="ce11">
            <text:p>acl2_10k</text:p>
          </table:table-cell>
          <table:table-cell office:value-type="float" office:value="37900" table:style-name="ce12">
            <text:p><text:s/>37.900<text:s/></text:p>
          </table:table-cell>
          <table:table-cell office:value-type="float" office:value="925947" table:style-name="ce12">
            <text:p><text:s/>925.947<text:s/></text:p>
          </table:table-cell>
          <table:table-cell office:value-type="float" office:value="1120045" table:style-name="ce12">
            <text:p><text:s/>1.120.045<text:s/></text:p>
          </table:table-cell>
          <table:table-cell office:value-type="percentage" office:value="0.20962106902446909" table:formula="of:=[.D6]/[.C6]-1" table:style-name="ce13">
            <text:p>20,96%</text:p>
          </table:table-cell>
          <table:table-cell office:value-type="float" office:value="5.1213192612137206" table:formula="of:=([.D6]-[.C6])/[.B6]" table:style-name="ce14">
            <text:p><text:s/>5,12<text:s/></text:p>
          </table:table-cell>
          <table:table-cell table:number-columns-repeated="16378" table:style-name="ce5"/>
        </table:table-row>
        <table:table-row table:style-name="ro2">
          <table:table-cell office:value-type="string" table:style-name="ce11">
            <text:p>acl2_100k</text:p>
          </table:table-cell>
          <table:table-cell office:value-type="float" office:value="300396" table:style-name="ce12">
            <text:p><text:s/>300.396<text:s/></text:p>
          </table:table-cell>
          <table:table-cell office:value-type="float" office:value="7518932" table:style-name="ce12">
            <text:p><text:s/>7.518.932<text:s/></text:p>
          </table:table-cell>
          <table:table-cell office:value-type="float" office:value="9052628" table:style-name="ce12">
            <text:p><text:s/>9.052.628<text:s/></text:p>
          </table:table-cell>
          <table:table-cell office:value-type="percentage" office:value="0.20397790537273108" table:formula="of:=[.D7]/[.C7]-1" table:style-name="ce13">
            <text:p>20,40%</text:p>
          </table:table-cell>
          <table:table-cell office:value-type="float" office:value="5.1055806335636955" table:formula="of:=([.D7]-[.C7])/[.B7]" table:style-name="ce14">
            <text:p><text:s/>5,11<text:s/></text:p>
          </table:table-cell>
          <table:table-cell table:number-columns-repeated="16378" table:style-name="ce5"/>
        </table:table-row>
        <table:table-row table:style-name="ro2">
          <table:table-cell office:value-type="string" table:style-name="ce11">
            <text:p>acl3_1k</text:p>
          </table:table-cell>
          <table:table-cell office:value-type="float" office:value="3956" table:style-name="ce12">
            <text:p><text:s/>3.956<text:s/></text:p>
          </table:table-cell>
          <table:table-cell office:value-type="float" office:value="107634" table:style-name="ce12">
            <text:p><text:s/>107.634<text:s/></text:p>
          </table:table-cell>
          <table:table-cell office:value-type="float" office:value="116483" table:style-name="ce12">
            <text:p><text:s/>116.483<text:s/></text:p>
          </table:table-cell>
          <table:table-cell office:value-type="percentage" office:value="8.2213798613820943E-2" table:formula="of:=[.D8]/[.C8]-1" table:style-name="ce13">
            <text:p>8,22%</text:p>
          </table:table-cell>
          <table:table-cell office:value-type="float" office:value="2.2368554095045501" table:formula="of:=([.D8]-[.C8])/[.B8]" table:style-name="ce14">
            <text:p><text:s/>2,24<text:s/></text:p>
          </table:table-cell>
          <table:table-cell table:number-columns-repeated="16378" table:style-name="ce5"/>
        </table:table-row>
        <table:table-row table:style-name="ro2">
          <table:table-cell office:value-type="string" table:style-name="ce11">
            <text:p>acl3_10k</text:p>
          </table:table-cell>
          <table:table-cell office:value-type="float" office:value="37672" table:style-name="ce12">
            <text:p><text:s/>37.672<text:s/></text:p>
          </table:table-cell>
          <table:table-cell office:value-type="float" office:value="1017018" table:style-name="ce12">
            <text:p><text:s/>1.017.018<text:s/></text:p>
          </table:table-cell>
          <table:table-cell office:value-type="float" office:value="1114259" table:style-name="ce12">
            <text:p><text:s/>1.114.259<text:s/></text:p>
          </table:table-cell>
          <table:table-cell office:value-type="percentage" office:value="9.5613843609454241E-2" table:formula="of:=[.D9]/[.C9]-1" table:style-name="ce13">
            <text:p>9,56%</text:p>
          </table:table-cell>
          <table:table-cell office:value-type="float" office:value="2.581253981737099" table:formula="of:=([.D9]-[.C9])/[.B9]" table:style-name="ce14">
            <text:p><text:s/>2,58<text:s/></text:p>
          </table:table-cell>
          <table:table-cell table:number-columns-repeated="16378" table:style-name="ce5"/>
        </table:table-row>
        <table:table-row table:style-name="ro2">
          <table:table-cell office:value-type="string" table:style-name="ce11">
            <text:p>acl3_100k</text:p>
          </table:table-cell>
          <table:table-cell office:value-type="float" office:value="397920" table:style-name="ce12">
            <text:p><text:s/>397.920<text:s/></text:p>
          </table:table-cell>
          <table:table-cell office:value-type="float" office:value="10742042" table:style-name="ce12">
            <text:p><text:s/>10.742.042<text:s/></text:p>
          </table:table-cell>
          <table:table-cell office:value-type="float" office:value="11725325" table:style-name="ce12">
            <text:p><text:s/>11.725.325<text:s/></text:p>
          </table:table-cell>
          <table:table-cell office:value-type="percentage" office:value="9.1535948193090189E-2" table:formula="of:=[.D10]/[.C10]-1" table:style-name="ce13">
            <text:p>9,15%</text:p>
          </table:table-cell>
          <table:table-cell office:value-type="float" office:value="2.4710569963811824" table:formula="of:=([.D10]-[.C10])/[.B10]" table:style-name="ce14">
            <text:p><text:s/>2,47<text:s/></text:p>
          </table:table-cell>
          <table:table-cell table:number-columns-repeated="16378" table:style-name="ce5"/>
        </table:table-row>
        <table:table-row table:style-name="ro2">
          <table:table-cell office:value-type="string" table:style-name="ce11">
            <text:p>acl4_1k</text:p>
          </table:table-cell>
          <table:table-cell office:value-type="float" office:value="3956" table:style-name="ce12">
            <text:p><text:s/>3.956<text:s/></text:p>
          </table:table-cell>
          <table:table-cell office:value-type="float" office:value="102460" table:style-name="ce12">
            <text:p><text:s/>102.460<text:s/></text:p>
          </table:table-cell>
          <table:table-cell office:value-type="float" office:value="113940" table:style-name="ce12">
            <text:p><text:s/>113.940<text:s/></text:p>
          </table:table-cell>
          <table:table-cell office:value-type="percentage" office:value="0.1120437243802459" table:formula="of:=[.D11]/[.C11]-1" table:style-name="ce13">
            <text:p>11,20%</text:p>
          </table:table-cell>
          <table:table-cell office:value-type="float" office:value="2.9019211324570273" table:formula="of:=([.D11]-[.C11])/[.B11]" table:style-name="ce14">
            <text:p><text:s/>2,90<text:s/></text:p>
          </table:table-cell>
          <table:table-cell table:number-columns-repeated="16378" table:style-name="ce5"/>
        </table:table-row>
        <table:table-row table:style-name="ro2">
          <table:table-cell office:value-type="string" table:style-name="ce11">
            <text:p>acl4_10k</text:p>
          </table:table-cell>
          <table:table-cell office:value-type="float" office:value="38360" table:style-name="ce12">
            <text:p><text:s/>38.360<text:s/></text:p>
          </table:table-cell>
          <table:table-cell office:value-type="float" office:value="1029452" table:style-name="ce12">
            <text:p><text:s/>1.029.452<text:s/></text:p>
          </table:table-cell>
          <table:table-cell office:value-type="float" office:value="1136335" table:style-name="ce12">
            <text:p><text:s/>1.136.335<text:s/></text:p>
          </table:table-cell>
          <table:table-cell office:value-type="percentage" office:value="0.10382514192016723" table:formula="of:=[.D12]/[.C12]-1" table:style-name="ce13">
            <text:p>10,38%</text:p>
          </table:table-cell>
          <table:table-cell office:value-type="float" office:value="2.7863138686131386" table:formula="of:=([.D12]-[.C12])/[.B12]" table:style-name="ce14">
            <text:p><text:s/>2,79<text:s/></text:p>
          </table:table-cell>
          <table:table-cell table:number-columns-repeated="16378" table:style-name="ce5"/>
        </table:table-row>
        <table:table-row table:style-name="ro2">
          <table:table-cell office:value-type="string" table:style-name="ce11">
            <text:p>acl4_100k</text:p>
          </table:table-cell>
          <table:table-cell office:value-type="float" office:value="396204" table:style-name="ce12">
            <text:p><text:s/>396.204<text:s/></text:p>
          </table:table-cell>
          <table:table-cell office:value-type="float" office:value="10776680" table:style-name="ce12">
            <text:p><text:s/>10.776.680<text:s/></text:p>
          </table:table-cell>
          <table:table-cell office:value-type="float" office:value="11810560" table:style-name="ce12">
            <text:p><text:s/>11.810.560<text:s/></text:p>
          </table:table-cell>
          <table:table-cell office:value-type="percentage" office:value="9.5936782014498068E-2" table:formula="of:=[.D13]/[.C13]-1" table:style-name="ce13">
            <text:p>9,59%</text:p>
          </table:table-cell>
          <table:table-cell office:value-type="float" office:value="2.6094638115718167" table:formula="of:=([.D13]-[.C13])/[.B13]" table:style-name="ce14">
            <text:p><text:s/>2,61<text:s/></text:p>
          </table:table-cell>
          <table:table-cell table:number-columns-repeated="16378" table:style-name="ce5"/>
        </table:table-row>
        <table:table-row table:style-name="ro2">
          <table:table-cell office:value-type="string" table:style-name="ce11">
            <text:p>acl5_1k</text:p>
          </table:table-cell>
          <table:table-cell office:value-type="float" office:value="3728" table:style-name="ce12">
            <text:p><text:s/>3.728<text:s/></text:p>
          </table:table-cell>
          <table:table-cell office:value-type="float" office:value="103770" table:style-name="ce12">
            <text:p><text:s/>103.770<text:s/></text:p>
          </table:table-cell>
          <table:table-cell office:value-type="float" office:value="106900" table:style-name="ce12">
            <text:p><text:s/>106.900<text:s/></text:p>
          </table:table-cell>
          <table:table-cell office:value-type="percentage" office:value="3.0162860171533135E-2" table:formula="of:=[.D14]/[.C14]-1" table:style-name="ce13">
            <text:p>3,02%</text:p>
          </table:table-cell>
          <table:table-cell office:value-type="float" office:value="0.83959227467811159" table:formula="of:=([.D14]-[.C14])/[.B14]" table:style-name="ce14">
            <text:p><text:s/>0,84<text:s/></text:p>
          </table:table-cell>
          <table:table-cell table:number-columns-repeated="16378" table:style-name="ce5"/>
        </table:table-row>
        <table:table-row table:style-name="ro2">
          <table:table-cell office:value-type="string" table:style-name="ce11">
            <text:p>acl5_10k</text:p>
          </table:table-cell>
          <table:table-cell office:value-type="float" office:value="29188" table:style-name="ce12">
            <text:p><text:s/>29.188<text:s/></text:p>
          </table:table-cell>
          <table:table-cell office:value-type="float" office:value="878034" table:style-name="ce12">
            <text:p><text:s/>878.034<text:s/></text:p>
          </table:table-cell>
          <table:table-cell office:value-type="float" office:value="909920" table:style-name="ce12">
            <text:p><text:s/>909.920<text:s/></text:p>
          </table:table-cell>
          <table:table-cell office:value-type="percentage" office:value="3.6315222417355075E-2" table:formula="of:=[.D15]/[.C15]-1" table:style-name="ce13">
            <text:p>3,63%</text:p>
          </table:table-cell>
          <table:table-cell office:value-type="float" office:value="1.0924352473619297" table:formula="of:=([.D15]-[.C15])/[.B15]" table:style-name="ce14">
            <text:p><text:s/>1,09<text:s/></text:p>
          </table:table-cell>
          <table:table-cell table:style-name="ce5">
            <draw:frame draw:z-index="2" draw:id="id1" draw:style-name="a1" draw:name="Gráfico 2" svg:x="0.28125in" svg:y="0.03541in" svg:width="7.08333in" svg:height="3.8458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2">
          <table:table-cell office:value-type="string" table:style-name="ce11">
            <text:p>acl5_100k</text:p>
          </table:table-cell>
          <table:table-cell office:value-type="float" office:value="392716" table:style-name="ce12">
            <text:p><text:s/>392.716<text:s/></text:p>
          </table:table-cell>
          <table:table-cell office:value-type="float" office:value="11862394" table:style-name="ce12">
            <text:p><text:s/>11.862.394<text:s/></text:p>
          </table:table-cell>
          <table:table-cell office:value-type="float" office:value="12175364" table:style-name="ce12">
            <text:p><text:s/>12.175.364<text:s/></text:p>
          </table:table-cell>
          <table:table-cell office:value-type="percentage" office:value="2.6383375902031325E-2" table:formula="of:=[.D16]/[.C16]-1" table:style-name="ce13">
            <text:p>2,64%</text:p>
          </table:table-cell>
          <table:table-cell office:value-type="float" office:value="0.79693722690188329" table:formula="of:=([.D16]-[.C16])/[.B16]" table:style-name="ce14">
            <text:p><text:s/>0,80<text:s/></text:p>
          </table:table-cell>
          <table:table-cell table:number-columns-repeated="16378" table:style-name="ce5"/>
        </table:table-row>
        <table:table-row table:style-name="ro2">
          <table:table-cell office:value-type="string" table:style-name="ce11">
            <text:p>fw1_1k</text:p>
          </table:table-cell>
          <table:table-cell office:value-type="float" office:value="3424" table:style-name="ce12">
            <text:p><text:s/>3.424<text:s/></text:p>
          </table:table-cell>
          <table:table-cell office:value-type="float" office:value="75279" table:style-name="ce12">
            <text:p><text:s/>75.279<text:s/></text:p>
          </table:table-cell>
          <table:table-cell office:value-type="float" office:value="86877" table:style-name="ce12">
            <text:p><text:s/>86.877<text:s/></text:p>
          </table:table-cell>
          <table:table-cell office:value-type="percentage" office:value="0.15406687123899099" table:formula="of:=[.D17]/[.C17]-1" table:style-name="ce13">
            <text:p>15,41%</text:p>
          </table:table-cell>
          <table:table-cell office:value-type="float" office:value="3.3872663551401869" table:formula="of:=([.D17]-[.C17])/[.B17]" table:style-name="ce14">
            <text:p><text:s/>3,39<text:s/>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fw1_10k</text:p>
          </table:table-cell>
          <table:table-cell office:value-type="float" office:value="37512" table:style-name="ce12">
            <text:p><text:s/>37.512<text:s/></text:p>
          </table:table-cell>
          <table:table-cell office:value-type="float" office:value="843120" table:style-name="ce12">
            <text:p><text:s/>843.120<text:s/></text:p>
          </table:table-cell>
          <table:table-cell office:value-type="float" office:value="952787" table:style-name="ce12">
            <text:p><text:s/>952.787<text:s/></text:p>
          </table:table-cell>
          <table:table-cell office:value-type="percentage" office:value="0.13007282474618087" table:formula="of:=[.D18]/[.C18]-1" table:style-name="ce13">
            <text:p>13,01%</text:p>
          </table:table-cell>
          <table:table-cell office:value-type="float" office:value="2.92351780763489" table:formula="of:=([.D18]-[.C18])/[.B18]" table:style-name="ce14">
            <text:p><text:s/>2,92<text:s/>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fw1_100k</text:p>
          </table:table-cell>
          <table:table-cell office:value-type="float" office:value="352320" table:style-name="ce12">
            <text:p><text:s/>352.320<text:s/></text:p>
          </table:table-cell>
          <table:table-cell office:value-type="float" office:value="8101409" table:style-name="ce12">
            <text:p><text:s/>8.101.409<text:s/></text:p>
          </table:table-cell>
          <table:table-cell office:value-type="float" office:value="9019880" table:style-name="ce12">
            <text:p><text:s/>9.019.880<text:s/></text:p>
          </table:table-cell>
          <table:table-cell office:value-type="percentage" office:value="0.1133717603937785" table:formula="of:=[.D19]/[.C19]-1" table:style-name="ce13">
            <text:p>11,34%</text:p>
          </table:table-cell>
          <table:table-cell office:value-type="float" office:value="2.6069226839237056" table:formula="of:=([.D19]-[.C19])/[.B19]" table:style-name="ce14">
            <text:p><text:s/>2,61<text:s/>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fw2_1k</text:p>
          </table:table-cell>
          <table:table-cell office:value-type="float" office:value="3880" table:style-name="ce12">
            <text:p><text:s/>3.880<text:s/></text:p>
          </table:table-cell>
          <table:table-cell office:value-type="float" office:value="71376" table:style-name="ce12">
            <text:p><text:s/>71.376<text:s/></text:p>
          </table:table-cell>
          <table:table-cell office:value-type="float" office:value="98539" table:style-name="ce12">
            <text:p><text:s/>98.539<text:s/></text:p>
          </table:table-cell>
          <table:table-cell office:value-type="percentage" office:value="0.38056209370096394" table:formula="of:=[.D20]/[.C20]-1" table:style-name="ce13">
            <text:p>38,06%</text:p>
          </table:table-cell>
          <table:table-cell office:value-type="float" office:value="7.0007731958762891" table:formula="of:=([.D20]-[.C20])/[.B20]" table:style-name="ce14">
            <text:p><text:s/>7,00<text:s/>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fw2_10k</text:p>
          </table:table-cell>
          <table:table-cell office:value-type="float" office:value="38616" table:style-name="ce12">
            <text:p><text:s/>38.616<text:s/></text:p>
          </table:table-cell>
          <table:table-cell office:value-type="float" office:value="735252" table:style-name="ce12">
            <text:p><text:s/>735.252<text:s/></text:p>
          </table:table-cell>
          <table:table-cell office:value-type="float" office:value="1008630" table:style-name="ce12">
            <text:p><text:s/>1.008.630<text:s/></text:p>
          </table:table-cell>
          <table:table-cell office:value-type="percentage" office:value="0.37181537758482808" table:formula="of:=[.D21]/[.C21]-1" table:style-name="ce13">
            <text:p>37,18%</text:p>
          </table:table-cell>
          <table:table-cell office:value-type="float" office:value="7.0793971410814169" table:formula="of:=([.D21]-[.C21])/[.B21]" table:style-name="ce14">
            <text:p><text:s/>7,08<text:s/>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fw2_100k</text:p>
          </table:table-cell>
          <table:table-cell office:value-type="float" office:value="384308" table:style-name="ce12">
            <text:p><text:s/>384.308<text:s/></text:p>
          </table:table-cell>
          <table:table-cell office:value-type="float" office:value="7287230" table:style-name="ce12">
            <text:p><text:s/>7.287.230<text:s/></text:p>
          </table:table-cell>
          <table:table-cell office:value-type="float" office:value="10017125" table:style-name="ce12">
            <text:p><text:s/>10.017.125<text:s/></text:p>
          </table:table-cell>
          <table:table-cell office:value-type="percentage" office:value="0.37461353628196181" table:formula="of:=[.D22]/[.C22]-1" table:style-name="ce13">
            <text:p>37,46%</text:p>
          </table:table-cell>
          <table:table-cell office:value-type="float" office:value="7.103404040509175" table:formula="of:=([.D22]-[.C22])/[.B22]" table:style-name="ce14">
            <text:p><text:s/>7,10<text:s/></text:p>
          </table:table-cell>
          <table:table-cell table:number-columns-repeated="16378"/>
        </table:table-row>
        <table:table-row table:style-name="ro2">
          <table:table-cell office:value-type="string" table:style-name="ce15">
            <text:p>fw3_1k</text:p>
          </table:table-cell>
          <table:table-cell office:value-type="float" office:value="3192" table:style-name="ce12">
            <text:p><text:s/>3.192<text:s/></text:p>
          </table:table-cell>
          <table:table-cell office:value-type="float" office:value="66921" table:style-name="ce12">
            <text:p><text:s/>66.921<text:s/></text:p>
          </table:table-cell>
          <table:table-cell office:value-type="float" office:value="77907" table:style-name="ce12">
            <text:p><text:s/>77.907<text:s/></text:p>
          </table:table-cell>
          <table:table-cell office:value-type="percentage" office:value="0.16416371542565122" table:formula="of:=[.D23]/[.C23]-1" table:style-name="ce13">
            <text:p>16,42%</text:p>
          </table:table-cell>
          <table:table-cell office:value-type="float" office:value="3.4417293233082709" table:formula="of:=([.D23]-[.C23])/[.B23]" table:style-name="ce14">
            <text:p><text:s/>3,44<text:s/></text:p>
          </table:table-cell>
          <table:table-cell table:number-columns-repeated="16378"/>
        </table:table-row>
        <table:table-row table:style-name="ro2">
          <table:table-cell office:value-type="string" table:style-name="ce15">
            <text:p>fw3_10k</text:p>
          </table:table-cell>
          <table:table-cell office:value-type="float" office:value="36144" table:style-name="ce12">
            <text:p><text:s/>36.144<text:s/></text:p>
          </table:table-cell>
          <table:table-cell office:value-type="float" office:value="786534" table:style-name="ce12">
            <text:p><text:s/>786.534<text:s/></text:p>
          </table:table-cell>
          <table:table-cell office:value-type="float" office:value="898529" table:style-name="ce12">
            <text:p><text:s/>898.529<text:s/></text:p>
          </table:table-cell>
          <table:table-cell office:value-type="percentage" office:value="0.14239053874339835" table:formula="of:=[.D24]/[.C24]-1" table:style-name="ce13">
            <text:p>14,24%</text:p>
          </table:table-cell>
          <table:table-cell office:value-type="float" office:value="3.0985779105799027" table:formula="of:=([.D24]-[.C24])/[.B24]" table:style-name="ce14">
            <text:p><text:s/>3,10<text:s/></text:p>
          </table:table-cell>
          <table:table-cell table:number-columns-repeated="16378"/>
        </table:table-row>
        <table:table-row table:style-name="ro2">
          <table:table-cell office:value-type="string" table:style-name="ce15">
            <text:p>fw3_100k</text:p>
          </table:table-cell>
          <table:table-cell office:value-type="float" office:value="335004" table:style-name="ce12">
            <text:p><text:s/>335.004<text:s/></text:p>
          </table:table-cell>
          <table:table-cell office:value-type="float" office:value="7595968" table:style-name="ce12">
            <text:p><text:s/>7.595.968<text:s/></text:p>
          </table:table-cell>
          <table:table-cell office:value-type="float" office:value="8493956" table:style-name="ce12">
            <text:p><text:s/>8.493.956<text:s/></text:p>
          </table:table-cell>
          <table:table-cell office:value-type="percentage" office:value="0.11821903409808998" table:formula="of:=[.D25]/[.C25]-1" table:style-name="ce13">
            <text:p>11,82%</text:p>
          </table:table-cell>
          <table:table-cell office:value-type="float" office:value="2.6805291877111914" table:formula="of:=([.D25]-[.C25])/[.B25]" table:style-name="ce14">
            <text:p><text:s/>2,68<text:s/></text:p>
          </table:table-cell>
          <table:table-cell table:number-columns-repeated="16378"/>
        </table:table-row>
        <table:table-row table:style-name="ro2">
          <table:table-cell office:value-type="string" table:style-name="ce15">
            <text:p>fw4_1k</text:p>
          </table:table-cell>
          <table:table-cell office:value-type="float" office:value="3384" table:style-name="ce12">
            <text:p><text:s/>3.384<text:s/></text:p>
          </table:table-cell>
          <table:table-cell office:value-type="float" office:value="74861" table:style-name="ce12">
            <text:p><text:s/>74.861<text:s/></text:p>
          </table:table-cell>
          <table:table-cell office:value-type="float" office:value="88130" table:style-name="ce12">
            <text:p><text:s/>88.130<text:s/></text:p>
          </table:table-cell>
          <table:table-cell office:value-type="percentage" office:value="0.1772485005543607" table:formula="of:=[.D26]/[.C26]-1" table:style-name="ce13">
            <text:p>17,72%</text:p>
          </table:table-cell>
          <table:table-cell office:value-type="float" office:value="3.9210992907801416" table:formula="of:=([.D26]-[.C26])/[.B26]" table:style-name="ce14">
            <text:p><text:s/>3,92<text:s/></text:p>
          </table:table-cell>
          <table:table-cell table:number-columns-repeated="16378"/>
        </table:table-row>
        <table:table-row table:style-name="ro2">
          <table:table-cell office:value-type="string" table:style-name="ce15">
            <text:p>fw4_10k</text:p>
          </table:table-cell>
          <table:table-cell office:value-type="float" office:value="35096" table:style-name="ce12">
            <text:p><text:s/>35.096<text:s/></text:p>
          </table:table-cell>
          <table:table-cell office:value-type="float" office:value="787793" table:style-name="ce12">
            <text:p><text:s/>787.793<text:s/></text:p>
          </table:table-cell>
          <table:table-cell office:value-type="float" office:value="917572" table:style-name="ce12">
            <text:p><text:s/>917.572<text:s/></text:p>
          </table:table-cell>
          <table:table-cell office:value-type="percentage" office:value="0.16473743737250768" table:formula="of:=[.D27]/[.C27]-1" table:style-name="ce13">
            <text:p>16,47%</text:p>
          </table:table-cell>
          <table:table-cell office:value-type="float" office:value="3.6978288124002736" table:formula="of:=([.D27]-[.C27])/[.B27]" table:style-name="ce14">
            <text:p><text:s/>3,70<text:s/></text:p>
          </table:table-cell>
          <table:table-cell table:number-columns-repeated="16378"/>
        </table:table-row>
        <table:table-row table:style-name="ro2">
          <table:table-cell office:value-type="string" table:style-name="ce15">
            <text:p>fw4_100k</text:p>
          </table:table-cell>
          <table:table-cell office:value-type="float" office:value="335864" table:style-name="ce12">
            <text:p><text:s/>335.864<text:s/></text:p>
          </table:table-cell>
          <table:table-cell office:value-type="float" office:value="7697019" table:style-name="ce12">
            <text:p><text:s/>7.697.019<text:s/></text:p>
          </table:table-cell>
          <table:table-cell office:value-type="float" office:value="8861503" table:style-name="ce12">
            <text:p><text:s/>8.861.503<text:s/></text:p>
          </table:table-cell>
          <table:table-cell office:value-type="percentage" office:value="0.15129025925491413" table:formula="of:=[.D28]/[.C28]-1" table:style-name="ce13">
            <text:p>15,13%</text:p>
          </table:table-cell>
          <table:table-cell office:value-type="float" office:value="3.4671295524378913" table:formula="of:=([.D28]-[.C28])/[.B28]" table:style-name="ce14">
            <text:p><text:s/>3,47<text:s/></text:p>
          </table:table-cell>
          <table:table-cell table:number-columns-repeated="16378"/>
        </table:table-row>
        <table:table-row table:style-name="ro3">
          <table:table-cell office:value-type="string" table:style-name="ce15">
            <text:p>fw5_1k</text:p>
          </table:table-cell>
          <table:table-cell office:value-type="float" office:value="3452" table:style-name="ce12">
            <text:p><text:s/>3.452<text:s/></text:p>
          </table:table-cell>
          <table:table-cell office:value-type="float" office:value="70431" table:style-name="ce12">
            <text:p><text:s/>70.431<text:s/></text:p>
          </table:table-cell>
          <table:table-cell office:value-type="float" office:value="84965" table:style-name="ce12">
            <text:p><text:s/>84.965<text:s/></text:p>
          </table:table-cell>
          <table:table-cell office:value-type="percentage" office:value="0.20635799576890856" table:formula="of:=[.D29]/[.C29]-1" table:style-name="ce13">
            <text:p>20,64%</text:p>
          </table:table-cell>
          <table:table-cell office:value-type="float" office:value="4.2103128621089221" table:formula="of:=([.D29]-[.C29])/[.B29]" table:style-name="ce14">
            <text:p><text:s/>4,21<text:s/></text:p>
          </table:table-cell>
          <table:table-cell table:number-columns-repeated="16378"/>
        </table:table-row>
        <table:table-row table:style-name="ro3">
          <table:table-cell office:value-type="string" table:style-name="ce15">
            <text:p>fw5_10k</text:p>
          </table:table-cell>
          <table:table-cell office:value-type="float" office:value="35328" table:style-name="ce12">
            <text:p><text:s/>35.328<text:s/></text:p>
          </table:table-cell>
          <table:table-cell office:value-type="float" office:value="748257" table:style-name="ce12">
            <text:p><text:s/>748.257<text:s/></text:p>
          </table:table-cell>
          <table:table-cell office:value-type="float" office:value="884688" table:style-name="ce12">
            <text:p><text:s/>884.688<text:s/></text:p>
          </table:table-cell>
          <table:table-cell office:value-type="percentage" office:value="0.18233173896134613" table:formula="of:=[.D30]/[.C30]-1" table:style-name="ce13">
            <text:p>18,23%</text:p>
          </table:table-cell>
          <table:table-cell office:value-type="float" office:value="3.8618376358695654" table:formula="of:=([.D30]-[.C30])/[.B30]" table:style-name="ce14">
            <text:p><text:s/>3,86<text:s/></text:p>
          </table:table-cell>
          <table:table-cell table:number-columns-repeated="16378"/>
        </table:table-row>
        <table:table-row table:style-name="ro3">
          <table:table-cell office:value-type="string" table:style-name="ce15">
            <text:p>fw5_100k</text:p>
          </table:table-cell>
          <table:table-cell office:value-type="float" office:value="335184" table:style-name="ce12">
            <text:p><text:s/>335.184<text:s/></text:p>
          </table:table-cell>
          <table:table-cell office:value-type="float" office:value="7247511" table:style-name="ce12">
            <text:p><text:s/>7.247.511<text:s/></text:p>
          </table:table-cell>
          <table:table-cell office:value-type="float" office:value="8440090" table:style-name="ce12">
            <text:p><text:s/>8.440.090<text:s/></text:p>
          </table:table-cell>
          <table:table-cell office:value-type="percentage" office:value="0.16455014694010117" table:formula="of:=[.D31]/[.C31]-1" table:style-name="ce13">
            <text:p>16,46%</text:p>
          </table:table-cell>
          <table:table-cell office:value-type="float" office:value="3.5579830779512149" table:formula="of:=([.D31]-[.C31])/[.B31]" table:style-name="ce14">
            <text:p><text:s/>3,56<text:s/></text:p>
          </table:table-cell>
          <table:table-cell table:number-columns-repeated="16378"/>
        </table:table-row>
        <table:table-row table:style-name="ro3">
          <table:table-cell office:value-type="string" table:style-name="ce15">
            <text:p>ipc1_1k</text:p>
          </table:table-cell>
          <table:table-cell office:value-type="float" office:value="3892" table:style-name="ce12">
            <text:p><text:s/>3.892<text:s/></text:p>
          </table:table-cell>
          <table:table-cell office:value-type="float" office:value="102133" table:style-name="ce12">
            <text:p><text:s/>102.133<text:s/></text:p>
          </table:table-cell>
          <table:table-cell office:value-type="float" office:value="116773" table:style-name="ce12">
            <text:p><text:s/>116.773<text:s/></text:p>
          </table:table-cell>
          <table:table-cell office:value-type="percentage" office:value="0.14334250438154172" table:formula="of:=[.D32]/[.C32]-1" table:style-name="ce13">
            <text:p>14,33%</text:p>
          </table:table-cell>
          <table:table-cell office:value-type="float" office:value="3.761562178828366" table:formula="of:=([.D32]-[.C32])/[.B32]" table:style-name="ce14">
            <text:p><text:s/>3,76<text:s/></text:p>
          </table:table-cell>
          <table:table-cell table:number-columns-repeated="16378"/>
        </table:table-row>
        <table:table-row table:style-name="ro3">
          <table:table-cell office:value-type="string" table:style-name="ce15">
            <text:p>ipc1_10k</text:p>
          </table:table-cell>
          <table:table-cell office:value-type="float" office:value="38068" table:style-name="ce12">
            <text:p><text:s/>38.068<text:s/></text:p>
          </table:table-cell>
          <table:table-cell office:value-type="float" office:value="992554" table:style-name="ce12">
            <text:p><text:s/>992.554<text:s/></text:p>
          </table:table-cell>
          <table:table-cell office:value-type="float" office:value="1128445" table:style-name="ce12">
            <text:p><text:s/>1.128.445<text:s/></text:p>
          </table:table-cell>
          <table:table-cell office:value-type="percentage" office:value="0.13691043509975276" table:formula="of:=[.D33]/[.C33]-1" table:style-name="ce13">
            <text:p>13,69%</text:p>
          </table:table-cell>
          <table:table-cell office:value-type="float" office:value="3.5696910791215721" table:formula="of:=([.D33]-[.C33])/[.B33]" table:style-name="ce14">
            <text:p><text:s/>3,57<text:s/></text:p>
          </table:table-cell>
          <table:table-cell table:style-name="ce5">
            <draw:frame draw:z-index="3" draw:id="id2" draw:style-name="a2" draw:name="Gráfico 4" svg:x="0.29583in" svg:y="0.15833in" svg:width="7.04583in" svg:height="3.26042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3">
          <table:table-cell office:value-type="string" table:style-name="ce15">
            <text:p>ipc1_100k</text:p>
          </table:table-cell>
          <table:table-cell office:value-type="float" office:value="397296" table:style-name="ce12">
            <text:p><text:s/>397.296<text:s/></text:p>
          </table:table-cell>
          <table:table-cell office:value-type="float" office:value="10401774" table:style-name="ce12">
            <text:p><text:s/>10.401.774<text:s/></text:p>
          </table:table-cell>
          <table:table-cell office:value-type="float" office:value="11792772" table:style-name="ce12">
            <text:p><text:s/>11.792.772<text:s/></text:p>
          </table:table-cell>
          <table:table-cell office:value-type="percentage" office:value="0.13372699695263512" table:formula="of:=[.D34]/[.C34]-1" table:style-name="ce13">
            <text:p>13,37%</text:p>
          </table:table-cell>
          <table:table-cell office:value-type="float" office:value="3.5011628609399539" table:formula="of:=([.D34]-[.C34])/[.B34]" table:style-name="ce14">
            <text:p><text:s/>3,50<text:s/></text:p>
          </table:table-cell>
          <table:table-cell table:number-columns-repeated="16378"/>
        </table:table-row>
        <table:table-row table:style-name="ro3">
          <table:table-cell office:value-type="string" table:style-name="ce15">
            <text:p>ipc2_1k</text:p>
          </table:table-cell>
          <table:table-cell office:value-type="float" office:value="2780" table:style-name="ce12">
            <text:p><text:s/>2.780<text:s/></text:p>
          </table:table-cell>
          <table:table-cell office:value-type="float" office:value="72326" table:style-name="ce12">
            <text:p><text:s/>72.326<text:s/></text:p>
          </table:table-cell>
          <table:table-cell office:value-type="float" office:value="78821" table:style-name="ce12">
            <text:p><text:s/>78.821<text:s/></text:p>
          </table:table-cell>
          <table:table-cell office:value-type="percentage" office:value="8.9801731051074363E-2" table:formula="of:=[.D35]/[.C35]-1" table:style-name="ce13">
            <text:p>8,98%</text:p>
          </table:table-cell>
          <table:table-cell office:value-type="float" office:value="2.3363309352517985" table:formula="of:=([.D35]-[.C35])/[.B35]" table:style-name="ce14">
            <text:p><text:s/>2,34<text:s/></text:p>
          </table:table-cell>
          <table:table-cell table:number-columns-repeated="16378"/>
        </table:table-row>
        <table:table-row table:style-name="ro3">
          <table:table-cell office:value-type="string" table:style-name="ce15">
            <text:p>ipc2_10k</text:p>
          </table:table-cell>
          <table:table-cell office:value-type="float" office:value="39996" table:style-name="ce12">
            <text:p><text:s/>39.996<text:s/></text:p>
          </table:table-cell>
          <table:table-cell office:value-type="float" office:value="1044050" table:style-name="ce12">
            <text:p><text:s/>1.044.050<text:s/></text:p>
          </table:table-cell>
          <table:table-cell office:value-type="float" office:value="1096735" table:style-name="ce12">
            <text:p><text:s/>1.096.735<text:s/></text:p>
          </table:table-cell>
          <table:table-cell office:value-type="percentage" office:value="5.0462142617690775E-2" table:formula="of:=[.D36]/[.C36]-1" table:style-name="ce13">
            <text:p>5,05%</text:p>
          </table:table-cell>
          <table:table-cell office:value-type="float" office:value="1.3172567256725674" table:formula="of:=([.D36]-[.C36])/[.B36]" table:style-name="ce14">
            <text:p><text:s/>1,32<text:s/></text:p>
          </table:table-cell>
          <table:table-cell table:number-columns-repeated="16378"/>
        </table:table-row>
        <table:table-row table:style-name="ro3">
          <table:table-cell office:value-type="string" table:style-name="ce16">
            <text:p>ipc2_100k</text:p>
          </table:table-cell>
          <table:table-cell office:value-type="float" office:value="399996" table:style-name="ce17">
            <text:p><text:s/>399.996<text:s/></text:p>
          </table:table-cell>
          <table:table-cell office:value-type="float" office:value="10518669" table:style-name="ce17">
            <text:p><text:s/>10.518.669<text:s/></text:p>
          </table:table-cell>
          <table:table-cell office:value-type="float" office:value="11012623" table:style-name="ce17">
            <text:p><text:s/>11.012.623<text:s/></text:p>
          </table:table-cell>
          <table:table-cell office:value-type="percentage" office:value="4.6959743670990983E-2" table:formula="of:=[.D37]/[.C37]-1" table:style-name="ce18">
            <text:p>4,70%</text:p>
          </table:table-cell>
          <table:table-cell office:value-type="float" office:value="1.2348973489734898" table:formula="of:=([.D37]-[.C37])/[.B37]" table:style-name="ce19">
            <text:p><text:s/>1,23<text:s/></text:p>
          </table:table-cell>
          <table:table-cell table:number-columns-repeated="16378"/>
        </table:table-row>
        <table:table-row table:style-name="ro3">
          <table:table-cell office:value-type="string" table:style-name="ce20">
            <text:p>Total</text:p>
          </table:table-cell>
          <table:table-cell office:value-type="float" office:value="4910700" table:formula="of:=SUM([.B2:.B37])" table:style-name="ce21">
            <text:p><text:s/>4.910.700<text:s/></text:p>
          </table:table-cell>
          <table:table-cell office:value-type="float" office:value="123518071" table:formula="of:=SUM([.C2:.C37])" table:style-name="ce22">
            <text:p><text:s/>123.518.071<text:s/></text:p>
          </table:table-cell>
          <table:table-cell office:value-type="float" office:value="138319144" table:formula="of:=SUM([.D2:.D37])" table:style-name="ce22">
            <text:p><text:s/>138.319.144<text:s/></text:p>
          </table:table-cell>
          <table:table-cell office:value-type="percentage" office:value="0.11982921106337541" table:formula="of:=[.D38]/[.C38]-1" table:style-name="ce23">
            <text:p>11,98%</text:p>
          </table:table-cell>
          <table:table-cell office:value-type="float" office:value="3.0140454517685868" table:formula="of:=([.D38]-[.C38])/[.B38]" table:style-name="ce24">
            <text:p><text:s/>3,01<text:s/></text:p>
          </table:table-cell>
          <table:table-cell table:number-columns-repeated="16378"/>
        </table:table-row>
        <table:table-row table:number-rows-repeated="3" table:style-name="ro3">
          <table:table-cell table:style-name="ce5"/>
          <table:table-cell table:number-columns-repeated="3" table:style-name="ce25"/>
          <table:table-cell table:number-columns-repeated="16380" table:style-name="ce5"/>
        </table:table-row>
        <table:table-row table:style-name="ro4">
          <table:table-cell office:value-type="string" table:style-name="ce26">
            <text:p>Arquivo</text:p>
          </table:table-cell>
          <table:table-cell office:value-type="string" table:style-name="ce27">
            <text:p>Número Endereços</text:p>
          </table:table-cell>
          <table:table-cell office:value-type="string" table:style-name="ce28">
            <text:p>Qtde EB(bits)</text:p>
          </table:table-cell>
          <table:table-cell office:value-type="string" table:style-name="ce28">
            <text:p>Qtde Normal(bits)</text:p>
          </table:table-cell>
          <table:table-cell office:value-type="string" table:style-name="ce26">
            <text:p>Percentual</text:p>
          </table:table-cell>
          <table:table-cell office:value-type="string" table:style-name="ce26">
            <text:p>Média por Endereço</text:p>
          </table:table-cell>
          <table:table-cell table:number-columns-repeated="16378"/>
        </table:table-row>
        <table:table-row table:style-name="ro3">
          <table:table-cell office:value-type="string" table:style-name="ce29">
            <text:p>acl</text:p>
          </table:table-cell>
          <table:table-cell office:value-type="float" office:value="2085964" table:formula="of:=SUM([.B2:.B16])" table:style-name="ce7">
            <text:p><text:s/>2.085.964<text:s/></text:p>
          </table:table-cell>
          <table:table-cell office:value-type="float" office:value="58197604" table:formula="of:=SUM([.C2:.C16])" table:style-name="ce7">
            <text:p><text:s/>58.197.604<text:s/></text:p>
          </table:table-cell>
          <table:table-cell office:value-type="float" office:value="63161797" table:formula="of:=SUM([.D2:.D16])" table:style-name="ce7">
            <text:p><text:s/>63.161.797<text:s/></text:p>
          </table:table-cell>
          <table:table-cell office:value-type="percentage" office:value="8.5298923990066777E-2" table:formula="of:=[.D43]/[.C43]-1" table:style-name="ce8">
            <text:p>8,53%</text:p>
          </table:table-cell>
          <table:table-cell office:value-type="float" office:value="2.3798076093355398" table:formula="of:=([.D43]-[.C43])/[.B43]" table:style-name="ce9">
            <text:p><text:s/>2,38<text:s/></text:p>
          </table:table-cell>
          <table:table-cell table:number-columns-repeated="16378"/>
        </table:table-row>
        <table:table-row table:style-name="ro3">
          <table:table-cell office:value-type="string" table:style-name="ce15">
            <text:p>fw</text:p>
          </table:table-cell>
          <table:table-cell office:value-type="float" office:value="1942708" table:formula="of:=SUM([.B17:.B31])" table:style-name="ce12">
            <text:p><text:s/>1.942.708<text:s/></text:p>
          </table:table-cell>
          <table:table-cell office:value-type="float" office:value="42188961" table:formula="of:=SUM([.C17:.C31])" table:style-name="ce12">
            <text:p><text:s/>42.188.961<text:s/></text:p>
          </table:table-cell>
          <table:table-cell office:value-type="float" office:value="49931178" table:formula="of:=SUM([.D17:.D31])" table:style-name="ce12">
            <text:p><text:s/>49.931.178<text:s/></text:p>
          </table:table-cell>
          <table:table-cell office:value-type="percentage" office:value="0.18351286252344545" table:formula="of:=[.D44]/[.C44]-1" table:style-name="ce13">
            <text:p>18,35%</text:p>
          </table:table-cell>
          <table:table-cell office:value-type="float" office:value="3.9852705604753775" table:formula="of:=([.D44]-[.C44])/[.B44]" table:style-name="ce14">
            <text:p><text:s/>3,99<text:s/></text:p>
          </table:table-cell>
          <table:table-cell table:number-columns-repeated="16378"/>
        </table:table-row>
        <table:table-row table:style-name="ro3">
          <table:table-cell office:value-type="string" table:style-name="ce16">
            <text:p>ipc</text:p>
          </table:table-cell>
          <table:table-cell office:value-type="float" office:value="882028" table:formula="of:=SUM([.B32:.B37])" table:style-name="ce17">
            <text:p><text:s/>882.028<text:s/></text:p>
          </table:table-cell>
          <table:table-cell office:value-type="float" office:value="23131506" table:formula="of:=SUM([.C32:.C37])" table:style-name="ce17">
            <text:p><text:s/>23.131.506<text:s/></text:p>
          </table:table-cell>
          <table:table-cell office:value-type="float" office:value="25226169" table:formula="of:=SUM([.D32:.D37])" table:style-name="ce17">
            <text:p><text:s/>25.226.169<text:s/></text:p>
          </table:table-cell>
          <table:table-cell office:value-type="percentage" office:value="9.0554544956995109E-2" table:formula="of:=[.D45]/[.C45]-1" table:style-name="ce18">
            <text:p>9,06%</text:p>
          </table:table-cell>
          <table:table-cell office:value-type="float" office:value="2.3748259692436067" table:formula="of:=([.D45]-[.C45])/[.B45]" table:style-name="ce19">
            <text:p><text:s/>2,37<text:s/>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table:style-name="ce5">
            <draw:frame draw:z-index="4" draw:id="id3" draw:style-name="a3" draw:name="Gráfico 5" svg:x="0.29583in" svg:y="0.15625in" svg:width="5in" svg:height="3.00625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1048529" table:style-name="ro2">
          <table:table-cell table:number-columns-repeated="16384"/>
        </table:table-row>
      </table:table>
      <table:table table:name="Planilha3" table:style-name="ta2"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7" table:number-columns-repeated="16379" table:default-cell-style-name="ce1"/>
        <table:table-row table:style-name="ro5">
          <table:table-cell office:value-type="string" table:style-name="ce2">
            <text:p>Aquivo</text:p>
          </table:table-cell>
          <table:table-cell office:value-type="string" table:style-name="ce3">
            <text:p>Número Endereços</text:p>
          </table:table-cell>
          <table:table-cell office:value-type="string" table:style-name="ce4">
            <text:p>Qtde EB(bits)</text:p>
          </table:table-cell>
          <table:table-cell office:value-type="string" table:style-name="ce4">
            <text:p>Qtde Normal(bits)</text:p>
          </table:table-cell>
          <table:table-cell office:value-type="string" table:style-name="ce2">
            <text:p>Percentual</text:p>
          </table:table-cell>
          <table:table-cell office:value-type="string" table:style-name="ce2">
            <text:p>Média por Endereço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acl1_1k</text:p>
          </table:table-cell>
          <table:table-cell office:value-type="float" office:value="3764" table:style-name="ce7">
            <text:p><text:s/>3.764<text:s/></text:p>
          </table:table-cell>
          <table:table-cell office:value-type="float" office:value="110162" table:style-name="ce7">
            <text:p><text:s/>110.162<text:s/></text:p>
          </table:table-cell>
          <table:table-cell office:value-type="float" office:value="117337" table:style-name="ce7">
            <text:p><text:s/>117.337<text:s/></text:p>
          </table:table-cell>
          <table:table-cell office:value-type="percentage" office:value="6.5131352008859666E-2" table:formula="of:=[.D2]/[.C2]-1" table:style-name="ce8">
            <text:p>6,51%</text:p>
          </table:table-cell>
          <table:table-cell office:value-type="float" office:value="1.9062167906482466" table:formula="of:=([.D2]-[.C2])/[.B2]" table:style-name="ce9">
            <text:p><text:s/>1,91<text:s/>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acl1_10k</text:p>
          </table:table-cell>
          <table:table-cell office:value-type="float" office:value="39092" table:style-name="ce12">
            <text:p><text:s/>39.092<text:s/></text:p>
          </table:table-cell>
          <table:table-cell office:value-type="float" office:value="1154671" table:style-name="ce12">
            <text:p><text:s/>1.154.671<text:s/></text:p>
          </table:table-cell>
          <table:table-cell office:value-type="float" office:value="1208708" table:style-name="ce12">
            <text:p><text:s/>1.208.708<text:s/></text:p>
          </table:table-cell>
          <table:table-cell office:value-type="percentage" office:value="4.679861189897383E-2" table:formula="of:=[.D3]/[.C3]-1" table:style-name="ce13">
            <text:p>4,68%</text:p>
          </table:table-cell>
          <table:table-cell office:value-type="float" office:value="1.3823032845595007" table:formula="of:=([.D3]-[.C3])/[.B3]" table:style-name="ce14">
            <text:p><text:s/>1,38<text:s/>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acl1_100k</text:p>
          </table:table-cell>
          <table:table-cell office:value-type="float" office:value="397272" table:style-name="ce12">
            <text:p><text:s/>397.272<text:s/></text:p>
          </table:table-cell>
          <table:table-cell office:value-type="float" office:value="11776029" table:style-name="ce12">
            <text:p><text:s/>11.776.029<text:s/></text:p>
          </table:table-cell>
          <table:table-cell office:value-type="float" office:value="12341996" table:style-name="ce12">
            <text:p><text:s/>12.341.996<text:s/></text:p>
          </table:table-cell>
          <table:table-cell office:value-type="percentage" office:value="4.8060938029279576E-2" table:formula="of:=[.D4]/[.C4]-1" table:style-name="ce13">
            <text:p>4,81%</text:p>
          </table:table-cell>
          <table:table-cell office:value-type="float" office:value="1.4246335004732273" table:formula="of:=([.D4]-[.C4])/[.B4]" table:style-name="ce14">
            <text:p><text:s/>1,42<text:s/>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acl2_1k</text:p>
          </table:table-cell>
          <table:table-cell office:value-type="float" office:value="3840" table:style-name="ce12">
            <text:p><text:s/>3.840<text:s/></text:p>
          </table:table-cell>
          <table:table-cell office:value-type="float" office:value="92379" table:style-name="ce12">
            <text:p><text:s/>92.379<text:s/></text:p>
          </table:table-cell>
          <table:table-cell office:value-type="float" office:value="111997" table:style-name="ce12">
            <text:p><text:s/>111.997<text:s/></text:p>
          </table:table-cell>
          <table:table-cell office:value-type="percentage" office:value="0.21236428192554579" table:formula="of:=[.D5]/[.C5]-1" table:style-name="ce13">
            <text:p>21,24%</text:p>
          </table:table-cell>
          <table:table-cell office:value-type="float" office:value="5.1088541666666663" table:formula="of:=([.D5]-[.C5])/[.B5]" table:style-name="ce14">
            <text:p><text:s/>5,11<text:s/>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acl2_10k</text:p>
          </table:table-cell>
          <table:table-cell office:value-type="float" office:value="37900" table:style-name="ce12">
            <text:p><text:s/>37.900<text:s/></text:p>
          </table:table-cell>
          <table:table-cell office:value-type="float" office:value="925947" table:style-name="ce12">
            <text:p><text:s/>925.947<text:s/></text:p>
          </table:table-cell>
          <table:table-cell office:value-type="float" office:value="1120045" table:style-name="ce12">
            <text:p><text:s/>1.120.045<text:s/></text:p>
          </table:table-cell>
          <table:table-cell office:value-type="percentage" office:value="0.20962106902446909" table:formula="of:=[.D6]/[.C6]-1" table:style-name="ce13">
            <text:p>20,96%</text:p>
          </table:table-cell>
          <table:table-cell office:value-type="float" office:value="5.1213192612137206" table:formula="of:=([.D6]-[.C6])/[.B6]" table:style-name="ce14">
            <text:p><text:s/>5,12<text:s/>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acl2_100k</text:p>
          </table:table-cell>
          <table:table-cell office:value-type="float" office:value="300396" table:style-name="ce12">
            <text:p><text:s/>300.396<text:s/></text:p>
          </table:table-cell>
          <table:table-cell office:value-type="float" office:value="7518932" table:style-name="ce12">
            <text:p><text:s/>7.518.932<text:s/></text:p>
          </table:table-cell>
          <table:table-cell office:value-type="float" office:value="9052628" table:style-name="ce12">
            <text:p><text:s/>9.052.628<text:s/></text:p>
          </table:table-cell>
          <table:table-cell office:value-type="percentage" office:value="0.20397790537273108" table:formula="of:=[.D7]/[.C7]-1" table:style-name="ce13">
            <text:p>20,40%</text:p>
          </table:table-cell>
          <table:table-cell office:value-type="float" office:value="5.1055806335636955" table:formula="of:=([.D7]-[.C7])/[.B7]" table:style-name="ce14">
            <text:p><text:s/>5,11<text:s/>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acl3_1k</text:p>
          </table:table-cell>
          <table:table-cell office:value-type="float" office:value="3956" table:style-name="ce12">
            <text:p><text:s/>3.956<text:s/></text:p>
          </table:table-cell>
          <table:table-cell office:value-type="float" office:value="107634" table:style-name="ce12">
            <text:p><text:s/>107.634<text:s/></text:p>
          </table:table-cell>
          <table:table-cell office:value-type="float" office:value="116483" table:style-name="ce12">
            <text:p><text:s/>116.483<text:s/></text:p>
          </table:table-cell>
          <table:table-cell office:value-type="percentage" office:value="8.2213798613820943E-2" table:formula="of:=[.D8]/[.C8]-1" table:style-name="ce13">
            <text:p>8,22%</text:p>
          </table:table-cell>
          <table:table-cell office:value-type="float" office:value="2.2368554095045501" table:formula="of:=([.D8]-[.C8])/[.B8]" table:style-name="ce14">
            <text:p><text:s/>2,24<text:s/>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acl3_10k</text:p>
          </table:table-cell>
          <table:table-cell office:value-type="float" office:value="37672" table:style-name="ce12">
            <text:p><text:s/>37.672<text:s/></text:p>
          </table:table-cell>
          <table:table-cell office:value-type="float" office:value="1017018" table:style-name="ce12">
            <text:p><text:s/>1.017.018<text:s/></text:p>
          </table:table-cell>
          <table:table-cell office:value-type="float" office:value="1114259" table:style-name="ce12">
            <text:p><text:s/>1.114.259<text:s/></text:p>
          </table:table-cell>
          <table:table-cell office:value-type="percentage" office:value="9.5613843609454241E-2" table:formula="of:=[.D9]/[.C9]-1" table:style-name="ce13">
            <text:p>9,56%</text:p>
          </table:table-cell>
          <table:table-cell office:value-type="float" office:value="2.581253981737099" table:formula="of:=([.D9]-[.C9])/[.B9]" table:style-name="ce14">
            <text:p><text:s/>2,58<text:s/>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acl3_100k</text:p>
          </table:table-cell>
          <table:table-cell office:value-type="float" office:value="397920" table:style-name="ce12">
            <text:p><text:s/>397.920<text:s/></text:p>
          </table:table-cell>
          <table:table-cell office:value-type="float" office:value="10742042" table:style-name="ce12">
            <text:p><text:s/>10.742.042<text:s/></text:p>
          </table:table-cell>
          <table:table-cell office:value-type="float" office:value="11725325" table:style-name="ce12">
            <text:p><text:s/>11.725.325<text:s/></text:p>
          </table:table-cell>
          <table:table-cell office:value-type="percentage" office:value="9.1535948193090189E-2" table:formula="of:=[.D10]/[.C10]-1" table:style-name="ce13">
            <text:p>9,15%</text:p>
          </table:table-cell>
          <table:table-cell office:value-type="float" office:value="2.4710569963811824" table:formula="of:=([.D10]-[.C10])/[.B10]" table:style-name="ce14">
            <text:p><text:s/>2,47<text:s/>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acl4_1k</text:p>
          </table:table-cell>
          <table:table-cell office:value-type="float" office:value="3956" table:style-name="ce12">
            <text:p><text:s/>3.956<text:s/></text:p>
          </table:table-cell>
          <table:table-cell office:value-type="float" office:value="102460" table:style-name="ce12">
            <text:p><text:s/>102.460<text:s/></text:p>
          </table:table-cell>
          <table:table-cell office:value-type="float" office:value="113940" table:style-name="ce12">
            <text:p><text:s/>113.940<text:s/></text:p>
          </table:table-cell>
          <table:table-cell office:value-type="percentage" office:value="0.1120437243802459" table:formula="of:=[.D11]/[.C11]-1" table:style-name="ce13">
            <text:p>11,20%</text:p>
          </table:table-cell>
          <table:table-cell office:value-type="float" office:value="2.9019211324570273" table:formula="of:=([.D11]-[.C11])/[.B11]" table:style-name="ce14">
            <text:p><text:s/>2,90<text:s/>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acl4_10k</text:p>
          </table:table-cell>
          <table:table-cell office:value-type="float" office:value="38360" table:style-name="ce12">
            <text:p><text:s/>38.360<text:s/></text:p>
          </table:table-cell>
          <table:table-cell office:value-type="float" office:value="1029452" table:style-name="ce12">
            <text:p><text:s/>1.029.452<text:s/></text:p>
          </table:table-cell>
          <table:table-cell office:value-type="float" office:value="1136335" table:style-name="ce12">
            <text:p><text:s/>1.136.335<text:s/></text:p>
          </table:table-cell>
          <table:table-cell office:value-type="percentage" office:value="0.10382514192016723" table:formula="of:=[.D12]/[.C12]-1" table:style-name="ce13">
            <text:p>10,38%</text:p>
          </table:table-cell>
          <table:table-cell office:value-type="float" office:value="2.7863138686131386" table:formula="of:=([.D12]-[.C12])/[.B12]" table:style-name="ce14">
            <text:p><text:s/>2,79<text:s/>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acl4_100k</text:p>
          </table:table-cell>
          <table:table-cell office:value-type="float" office:value="396204" table:style-name="ce12">
            <text:p><text:s/>396.204<text:s/></text:p>
          </table:table-cell>
          <table:table-cell office:value-type="float" office:value="10776680" table:style-name="ce12">
            <text:p><text:s/>10.776.680<text:s/></text:p>
          </table:table-cell>
          <table:table-cell office:value-type="float" office:value="11810560" table:style-name="ce12">
            <text:p><text:s/>11.810.560<text:s/></text:p>
          </table:table-cell>
          <table:table-cell office:value-type="percentage" office:value="9.5936782014498068E-2" table:formula="of:=[.D13]/[.C13]-1" table:style-name="ce13">
            <text:p>9,59%</text:p>
          </table:table-cell>
          <table:table-cell office:value-type="float" office:value="2.6094638115718167" table:formula="of:=([.D13]-[.C13])/[.B13]" table:style-name="ce14">
            <text:p><text:s/>2,61<text:s/>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acl5_1k</text:p>
          </table:table-cell>
          <table:table-cell office:value-type="float" office:value="3728" table:style-name="ce12">
            <text:p><text:s/>3.728<text:s/></text:p>
          </table:table-cell>
          <table:table-cell office:value-type="float" office:value="103770" table:style-name="ce12">
            <text:p><text:s/>103.770<text:s/></text:p>
          </table:table-cell>
          <table:table-cell office:value-type="float" office:value="106900" table:style-name="ce12">
            <text:p><text:s/>106.900<text:s/></text:p>
          </table:table-cell>
          <table:table-cell office:value-type="percentage" office:value="3.0162860171533135E-2" table:formula="of:=[.D14]/[.C14]-1" table:style-name="ce13">
            <text:p>3,02%</text:p>
          </table:table-cell>
          <table:table-cell office:value-type="float" office:value="0.83959227467811159" table:formula="of:=([.D14]-[.C14])/[.B14]" table:style-name="ce14">
            <text:p><text:s/>0,84<text:s/>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acl5_10k</text:p>
          </table:table-cell>
          <table:table-cell office:value-type="float" office:value="29188" table:style-name="ce12">
            <text:p><text:s/>29.188<text:s/></text:p>
          </table:table-cell>
          <table:table-cell office:value-type="float" office:value="878034" table:style-name="ce12">
            <text:p><text:s/>878.034<text:s/></text:p>
          </table:table-cell>
          <table:table-cell office:value-type="float" office:value="909920" table:style-name="ce12">
            <text:p><text:s/>909.920<text:s/></text:p>
          </table:table-cell>
          <table:table-cell office:value-type="percentage" office:value="3.6315222417355075E-2" table:formula="of:=[.D15]/[.C15]-1" table:style-name="ce13">
            <text:p>3,63%</text:p>
          </table:table-cell>
          <table:table-cell office:value-type="float" office:value="1.0924352473619297" table:formula="of:=([.D15]-[.C15])/[.B15]" table:style-name="ce14">
            <text:p><text:s/>1,09<text:s/>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acl5_100k</text:p>
          </table:table-cell>
          <table:table-cell office:value-type="float" office:value="392716" table:style-name="ce12">
            <text:p><text:s/>392.716<text:s/></text:p>
          </table:table-cell>
          <table:table-cell office:value-type="float" office:value="11862394" table:style-name="ce12">
            <text:p><text:s/>11.862.394<text:s/></text:p>
          </table:table-cell>
          <table:table-cell office:value-type="float" office:value="12175364" table:style-name="ce12">
            <text:p><text:s/>12.175.364<text:s/></text:p>
          </table:table-cell>
          <table:table-cell office:value-type="percentage" office:value="2.6383375902031325E-2" table:formula="of:=[.D16]/[.C16]-1" table:style-name="ce13">
            <text:p>2,64%</text:p>
          </table:table-cell>
          <table:table-cell office:value-type="float" office:value="0.79693722690188329" table:formula="of:=([.D16]-[.C16])/[.B16]" table:style-name="ce14">
            <text:p><text:s/>0,80<text:s/>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fw1_1k</text:p>
          </table:table-cell>
          <table:table-cell office:value-type="float" office:value="3424" table:style-name="ce12">
            <text:p><text:s/>3.424<text:s/></text:p>
          </table:table-cell>
          <table:table-cell office:value-type="float" office:value="75279" table:style-name="ce12">
            <text:p><text:s/>75.279<text:s/></text:p>
          </table:table-cell>
          <table:table-cell office:value-type="float" office:value="86877" table:style-name="ce12">
            <text:p><text:s/>86.877<text:s/></text:p>
          </table:table-cell>
          <table:table-cell office:value-type="percentage" office:value="0.15406687123899099" table:formula="of:=[.D17]/[.C17]-1" table:style-name="ce13">
            <text:p>15,41%</text:p>
          </table:table-cell>
          <table:table-cell office:value-type="float" office:value="3.3872663551401869" table:formula="of:=([.D17]-[.C17])/[.B17]" table:style-name="ce14">
            <text:p><text:s/>3,39<text:s/>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fw1_10k</text:p>
          </table:table-cell>
          <table:table-cell office:value-type="float" office:value="37512" table:style-name="ce12">
            <text:p><text:s/>37.512<text:s/></text:p>
          </table:table-cell>
          <table:table-cell office:value-type="float" office:value="843120" table:style-name="ce12">
            <text:p><text:s/>843.120<text:s/></text:p>
          </table:table-cell>
          <table:table-cell office:value-type="float" office:value="952787" table:style-name="ce12">
            <text:p><text:s/>952.787<text:s/></text:p>
          </table:table-cell>
          <table:table-cell office:value-type="percentage" office:value="0.13007282474618087" table:formula="of:=[.D18]/[.C18]-1" table:style-name="ce13">
            <text:p>13,01%</text:p>
          </table:table-cell>
          <table:table-cell office:value-type="float" office:value="2.92351780763489" table:formula="of:=([.D18]-[.C18])/[.B18]" table:style-name="ce14">
            <text:p><text:s/>2,92<text:s/>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fw1_100k</text:p>
          </table:table-cell>
          <table:table-cell office:value-type="float" office:value="352320" table:style-name="ce12">
            <text:p><text:s/>352.320<text:s/></text:p>
          </table:table-cell>
          <table:table-cell office:value-type="float" office:value="8101409" table:style-name="ce12">
            <text:p><text:s/>8.101.409<text:s/></text:p>
          </table:table-cell>
          <table:table-cell office:value-type="float" office:value="9019880" table:style-name="ce12">
            <text:p><text:s/>9.019.880<text:s/></text:p>
          </table:table-cell>
          <table:table-cell office:value-type="percentage" office:value="0.1133717603937785" table:formula="of:=[.D19]/[.C19]-1" table:style-name="ce13">
            <text:p>11,34%</text:p>
          </table:table-cell>
          <table:table-cell office:value-type="float" office:value="2.6069226839237056" table:formula="of:=([.D19]-[.C19])/[.B19]" table:style-name="ce14">
            <text:p><text:s/>2,61<text:s/>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6">
          <table:table-cell table:number-columns-repeated="16384" table:style-name="ce1"/>
        </table:table-row>
        <table:table-row table:style-name="ro5">
          <table:table-cell office:value-type="string" table:style-name="ce2">
            <text:p>Aquivo</text:p>
          </table:table-cell>
          <table:table-cell office:value-type="string" table:style-name="ce3">
            <text:p>Número Endereços</text:p>
          </table:table-cell>
          <table:table-cell office:value-type="string" table:style-name="ce4">
            <text:p>Qtde EB(bits)</text:p>
          </table:table-cell>
          <table:table-cell office:value-type="string" table:style-name="ce4">
            <text:p>Qtde Normal(bits)</text:p>
          </table:table-cell>
          <table:table-cell office:value-type="string" table:style-name="ce2">
            <text:p>Percentual</text:p>
          </table:table-cell>
          <table:table-cell office:value-type="string" table:style-name="ce2">
            <text:p>Média por Endereço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fw2_1k</text:p>
          </table:table-cell>
          <table:table-cell office:value-type="float" office:value="3880" table:style-name="ce12">
            <text:p><text:s/>3.880<text:s/></text:p>
          </table:table-cell>
          <table:table-cell office:value-type="float" office:value="71376" table:style-name="ce12">
            <text:p><text:s/>71.376<text:s/></text:p>
          </table:table-cell>
          <table:table-cell office:value-type="float" office:value="98539" table:style-name="ce12">
            <text:p><text:s/>98.539<text:s/></text:p>
          </table:table-cell>
          <table:table-cell office:value-type="percentage" office:value="0.38056209370096394" table:formula="of:=[.D23]/[.C23]-1" table:style-name="ce13">
            <text:p>38,06%</text:p>
          </table:table-cell>
          <table:table-cell office:value-type="float" office:value="7.0007731958762891" table:formula="of:=([.D23]-[.C23])/[.B23]" table:style-name="ce14">
            <text:p><text:s/>7,00<text:s/>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fw2_10k</text:p>
          </table:table-cell>
          <table:table-cell office:value-type="float" office:value="38616" table:style-name="ce12">
            <text:p><text:s/>38.616<text:s/></text:p>
          </table:table-cell>
          <table:table-cell office:value-type="float" office:value="735252" table:style-name="ce12">
            <text:p><text:s/>735.252<text:s/></text:p>
          </table:table-cell>
          <table:table-cell office:value-type="float" office:value="1008630" table:style-name="ce12">
            <text:p><text:s/>1.008.630<text:s/></text:p>
          </table:table-cell>
          <table:table-cell office:value-type="percentage" office:value="0.37181537758482808" table:formula="of:=[.D24]/[.C24]-1" table:style-name="ce13">
            <text:p>37,18%</text:p>
          </table:table-cell>
          <table:table-cell office:value-type="float" office:value="7.0793971410814169" table:formula="of:=([.D24]-[.C24])/[.B24]" table:style-name="ce14">
            <text:p><text:s/>7,08<text:s/></text:p>
          </table:table-cell>
          <table:table-cell table:number-columns-repeated="16378"/>
        </table:table-row>
        <table:table-row table:style-name="ro2">
          <table:table-cell office:value-type="string" table:style-name="ce11">
            <text:p>fw2_100k</text:p>
          </table:table-cell>
          <table:table-cell office:value-type="float" office:value="384308" table:style-name="ce12">
            <text:p><text:s/>384.308<text:s/></text:p>
          </table:table-cell>
          <table:table-cell office:value-type="float" office:value="7287230" table:style-name="ce12">
            <text:p><text:s/>7.287.230<text:s/></text:p>
          </table:table-cell>
          <table:table-cell office:value-type="float" office:value="10017125" table:style-name="ce12">
            <text:p><text:s/>10.017.125<text:s/></text:p>
          </table:table-cell>
          <table:table-cell office:value-type="percentage" office:value="0.37461353628196181" table:formula="of:=[.D25]/[.C25]-1" table:style-name="ce13">
            <text:p>37,46%</text:p>
          </table:table-cell>
          <table:table-cell office:value-type="float" office:value="7.103404040509175" table:formula="of:=([.D25]-[.C25])/[.B25]" table:style-name="ce14">
            <text:p><text:s/>7,10<text:s/></text:p>
          </table:table-cell>
          <table:table-cell table:number-columns-repeated="16378"/>
        </table:table-row>
        <table:table-row table:style-name="ro2">
          <table:table-cell office:value-type="string" table:style-name="ce15">
            <text:p>fw3_1k</text:p>
          </table:table-cell>
          <table:table-cell office:value-type="float" office:value="3192" table:style-name="ce12">
            <text:p><text:s/>3.192<text:s/></text:p>
          </table:table-cell>
          <table:table-cell office:value-type="float" office:value="66921" table:style-name="ce12">
            <text:p><text:s/>66.921<text:s/></text:p>
          </table:table-cell>
          <table:table-cell office:value-type="float" office:value="77907" table:style-name="ce12">
            <text:p><text:s/>77.907<text:s/></text:p>
          </table:table-cell>
          <table:table-cell office:value-type="percentage" office:value="0.16416371542565122" table:formula="of:=[.D26]/[.C26]-1" table:style-name="ce13">
            <text:p>16,42%</text:p>
          </table:table-cell>
          <table:table-cell office:value-type="float" office:value="3.4417293233082709" table:formula="of:=([.D26]-[.C26])/[.B26]" table:style-name="ce14">
            <text:p><text:s/>3,44<text:s/></text:p>
          </table:table-cell>
          <table:table-cell table:number-columns-repeated="16378"/>
        </table:table-row>
        <table:table-row table:style-name="ro2">
          <table:table-cell office:value-type="string" table:style-name="ce15">
            <text:p>fw3_10k</text:p>
          </table:table-cell>
          <table:table-cell office:value-type="float" office:value="36144" table:style-name="ce12">
            <text:p><text:s/>36.144<text:s/></text:p>
          </table:table-cell>
          <table:table-cell office:value-type="float" office:value="786534" table:style-name="ce12">
            <text:p><text:s/>786.534<text:s/></text:p>
          </table:table-cell>
          <table:table-cell office:value-type="float" office:value="898529" table:style-name="ce12">
            <text:p><text:s/>898.529<text:s/></text:p>
          </table:table-cell>
          <table:table-cell office:value-type="percentage" office:value="0.14239053874339835" table:formula="of:=[.D27]/[.C27]-1" table:style-name="ce13">
            <text:p>14,24%</text:p>
          </table:table-cell>
          <table:table-cell office:value-type="float" office:value="3.0985779105799027" table:formula="of:=([.D27]-[.C27])/[.B27]" table:style-name="ce14">
            <text:p><text:s/>3,10<text:s/></text:p>
          </table:table-cell>
          <table:table-cell table:number-columns-repeated="16378"/>
        </table:table-row>
        <table:table-row table:style-name="ro2">
          <table:table-cell office:value-type="string" table:style-name="ce15">
            <text:p>fw3_100k</text:p>
          </table:table-cell>
          <table:table-cell office:value-type="float" office:value="335004" table:style-name="ce12">
            <text:p><text:s/>335.004<text:s/></text:p>
          </table:table-cell>
          <table:table-cell office:value-type="float" office:value="7595968" table:style-name="ce12">
            <text:p><text:s/>7.595.968<text:s/></text:p>
          </table:table-cell>
          <table:table-cell office:value-type="float" office:value="8493956" table:style-name="ce12">
            <text:p><text:s/>8.493.956<text:s/></text:p>
          </table:table-cell>
          <table:table-cell office:value-type="percentage" office:value="0.11821903409808998" table:formula="of:=[.D28]/[.C28]-1" table:style-name="ce13">
            <text:p>11,82%</text:p>
          </table:table-cell>
          <table:table-cell office:value-type="float" office:value="2.6805291877111914" table:formula="of:=([.D28]-[.C28])/[.B28]" table:style-name="ce14">
            <text:p><text:s/>2,68<text:s/></text:p>
          </table:table-cell>
          <table:table-cell table:number-columns-repeated="16378"/>
        </table:table-row>
        <table:table-row table:style-name="ro2">
          <table:table-cell office:value-type="string" table:style-name="ce15">
            <text:p>fw4_1k</text:p>
          </table:table-cell>
          <table:table-cell office:value-type="float" office:value="3384" table:style-name="ce12">
            <text:p><text:s/>3.384<text:s/></text:p>
          </table:table-cell>
          <table:table-cell office:value-type="float" office:value="74861" table:style-name="ce12">
            <text:p><text:s/>74.861<text:s/></text:p>
          </table:table-cell>
          <table:table-cell office:value-type="float" office:value="88130" table:style-name="ce12">
            <text:p><text:s/>88.130<text:s/></text:p>
          </table:table-cell>
          <table:table-cell office:value-type="percentage" office:value="0.1772485005543607" table:formula="of:=[.D29]/[.C29]-1" table:style-name="ce13">
            <text:p>17,72%</text:p>
          </table:table-cell>
          <table:table-cell office:value-type="float" office:value="3.9210992907801416" table:formula="of:=([.D29]-[.C29])/[.B29]" table:style-name="ce14">
            <text:p><text:s/>3,92<text:s/></text:p>
          </table:table-cell>
          <table:table-cell table:number-columns-repeated="16378"/>
        </table:table-row>
        <table:table-row table:style-name="ro2">
          <table:table-cell office:value-type="string" table:style-name="ce15">
            <text:p>fw4_10k</text:p>
          </table:table-cell>
          <table:table-cell office:value-type="float" office:value="35096" table:style-name="ce12">
            <text:p><text:s/>35.096<text:s/></text:p>
          </table:table-cell>
          <table:table-cell office:value-type="float" office:value="787793" table:style-name="ce12">
            <text:p><text:s/>787.793<text:s/></text:p>
          </table:table-cell>
          <table:table-cell office:value-type="float" office:value="917572" table:style-name="ce12">
            <text:p><text:s/>917.572<text:s/></text:p>
          </table:table-cell>
          <table:table-cell office:value-type="percentage" office:value="0.16473743737250768" table:formula="of:=[.D30]/[.C30]-1" table:style-name="ce13">
            <text:p>16,47%</text:p>
          </table:table-cell>
          <table:table-cell office:value-type="float" office:value="3.6978288124002736" table:formula="of:=([.D30]-[.C30])/[.B30]" table:style-name="ce14">
            <text:p><text:s/>3,70<text:s/></text:p>
          </table:table-cell>
          <table:table-cell table:number-columns-repeated="16378"/>
        </table:table-row>
        <table:table-row table:style-name="ro2">
          <table:table-cell office:value-type="string" table:style-name="ce15">
            <text:p>fw4_100k</text:p>
          </table:table-cell>
          <table:table-cell office:value-type="float" office:value="335864" table:style-name="ce12">
            <text:p><text:s/>335.864<text:s/></text:p>
          </table:table-cell>
          <table:table-cell office:value-type="float" office:value="7697019" table:style-name="ce12">
            <text:p><text:s/>7.697.019<text:s/></text:p>
          </table:table-cell>
          <table:table-cell office:value-type="float" office:value="8861503" table:style-name="ce12">
            <text:p><text:s/>8.861.503<text:s/></text:p>
          </table:table-cell>
          <table:table-cell office:value-type="percentage" office:value="0.15129025925491413" table:formula="of:=[.D31]/[.C31]-1" table:style-name="ce13">
            <text:p>15,13%</text:p>
          </table:table-cell>
          <table:table-cell office:value-type="float" office:value="3.4671295524378913" table:formula="of:=([.D31]-[.C31])/[.B31]" table:style-name="ce14">
            <text:p><text:s/>3,47<text:s/></text:p>
          </table:table-cell>
          <table:table-cell table:number-columns-repeated="16378"/>
        </table:table-row>
        <table:table-row table:style-name="ro2">
          <table:table-cell office:value-type="string" table:style-name="ce15">
            <text:p>fw5_1k</text:p>
          </table:table-cell>
          <table:table-cell office:value-type="float" office:value="3452" table:style-name="ce12">
            <text:p><text:s/>3.452<text:s/></text:p>
          </table:table-cell>
          <table:table-cell office:value-type="float" office:value="70431" table:style-name="ce12">
            <text:p><text:s/>70.431<text:s/></text:p>
          </table:table-cell>
          <table:table-cell office:value-type="float" office:value="84965" table:style-name="ce12">
            <text:p><text:s/>84.965<text:s/></text:p>
          </table:table-cell>
          <table:table-cell office:value-type="percentage" office:value="0.20635799576890856" table:formula="of:=[.D32]/[.C32]-1" table:style-name="ce13">
            <text:p>20,64%</text:p>
          </table:table-cell>
          <table:table-cell office:value-type="float" office:value="4.2103128621089221" table:formula="of:=([.D32]-[.C32])/[.B32]" table:style-name="ce14">
            <text:p><text:s/>4,21<text:s/></text:p>
          </table:table-cell>
          <table:table-cell table:number-columns-repeated="16378"/>
        </table:table-row>
        <table:table-row table:style-name="ro2">
          <table:table-cell office:value-type="string" table:style-name="ce15">
            <text:p>fw5_10k</text:p>
          </table:table-cell>
          <table:table-cell office:value-type="float" office:value="35328" table:style-name="ce12">
            <text:p><text:s/>35.328<text:s/></text:p>
          </table:table-cell>
          <table:table-cell office:value-type="float" office:value="748257" table:style-name="ce12">
            <text:p><text:s/>748.257<text:s/></text:p>
          </table:table-cell>
          <table:table-cell office:value-type="float" office:value="884688" table:style-name="ce12">
            <text:p><text:s/>884.688<text:s/></text:p>
          </table:table-cell>
          <table:table-cell office:value-type="percentage" office:value="0.18233173896134613" table:formula="of:=[.D33]/[.C33]-1" table:style-name="ce13">
            <text:p>18,23%</text:p>
          </table:table-cell>
          <table:table-cell office:value-type="float" office:value="3.8618376358695654" table:formula="of:=([.D33]-[.C33])/[.B33]" table:style-name="ce14">
            <text:p><text:s/>3,86<text:s/></text:p>
          </table:table-cell>
          <table:table-cell table:number-columns-repeated="16378"/>
        </table:table-row>
        <table:table-row table:style-name="ro2">
          <table:table-cell office:value-type="string" table:style-name="ce15">
            <text:p>fw5_100k</text:p>
          </table:table-cell>
          <table:table-cell office:value-type="float" office:value="335184" table:style-name="ce12">
            <text:p><text:s/>335.184<text:s/></text:p>
          </table:table-cell>
          <table:table-cell office:value-type="float" office:value="7247511" table:style-name="ce12">
            <text:p><text:s/>7.247.511<text:s/></text:p>
          </table:table-cell>
          <table:table-cell office:value-type="float" office:value="8440090" table:style-name="ce12">
            <text:p><text:s/>8.440.090<text:s/></text:p>
          </table:table-cell>
          <table:table-cell office:value-type="percentage" office:value="0.16455014694010117" table:formula="of:=[.D34]/[.C34]-1" table:style-name="ce13">
            <text:p>16,46%</text:p>
          </table:table-cell>
          <table:table-cell office:value-type="float" office:value="3.5579830779512149" table:formula="of:=([.D34]-[.C34])/[.B34]" table:style-name="ce14">
            <text:p><text:s/>3,56<text:s/></text:p>
          </table:table-cell>
          <table:table-cell table:number-columns-repeated="16378"/>
        </table:table-row>
        <table:table-row table:style-name="ro2">
          <table:table-cell office:value-type="string" table:style-name="ce15">
            <text:p>ipc1_1k</text:p>
          </table:table-cell>
          <table:table-cell office:value-type="float" office:value="3892" table:style-name="ce12">
            <text:p><text:s/>3.892<text:s/></text:p>
          </table:table-cell>
          <table:table-cell office:value-type="float" office:value="102133" table:style-name="ce12">
            <text:p><text:s/>102.133<text:s/></text:p>
          </table:table-cell>
          <table:table-cell office:value-type="float" office:value="116773" table:style-name="ce12">
            <text:p><text:s/>116.773<text:s/></text:p>
          </table:table-cell>
          <table:table-cell office:value-type="percentage" office:value="0.14334250438154172" table:formula="of:=[.D35]/[.C35]-1" table:style-name="ce13">
            <text:p>14,33%</text:p>
          </table:table-cell>
          <table:table-cell office:value-type="float" office:value="3.761562178828366" table:formula="of:=([.D35]-[.C35])/[.B35]" table:style-name="ce14">
            <text:p><text:s/>3,76<text:s/></text:p>
          </table:table-cell>
          <table:table-cell table:number-columns-repeated="16378"/>
        </table:table-row>
        <table:table-row table:style-name="ro2">
          <table:table-cell office:value-type="string" table:style-name="ce15">
            <text:p>ipc1_10k</text:p>
          </table:table-cell>
          <table:table-cell office:value-type="float" office:value="38068" table:style-name="ce12">
            <text:p><text:s/>38.068<text:s/></text:p>
          </table:table-cell>
          <table:table-cell office:value-type="float" office:value="992554" table:style-name="ce12">
            <text:p><text:s/>992.554<text:s/></text:p>
          </table:table-cell>
          <table:table-cell office:value-type="float" office:value="1128445" table:style-name="ce12">
            <text:p><text:s/>1.128.445<text:s/></text:p>
          </table:table-cell>
          <table:table-cell office:value-type="percentage" office:value="0.13691043509975276" table:formula="of:=[.D36]/[.C36]-1" table:style-name="ce13">
            <text:p>13,69%</text:p>
          </table:table-cell>
          <table:table-cell office:value-type="float" office:value="3.5696910791215721" table:formula="of:=([.D36]-[.C36])/[.B36]" table:style-name="ce14">
            <text:p><text:s/>3,57<text:s/></text:p>
          </table:table-cell>
          <table:table-cell table:number-columns-repeated="16378"/>
        </table:table-row>
        <table:table-row table:style-name="ro2">
          <table:table-cell office:value-type="string" table:style-name="ce15">
            <text:p>ipc1_100k</text:p>
          </table:table-cell>
          <table:table-cell office:value-type="float" office:value="397296" table:style-name="ce12">
            <text:p><text:s/>397.296<text:s/></text:p>
          </table:table-cell>
          <table:table-cell office:value-type="float" office:value="10401774" table:style-name="ce12">
            <text:p><text:s/>10.401.774<text:s/></text:p>
          </table:table-cell>
          <table:table-cell office:value-type="float" office:value="11792772" table:style-name="ce12">
            <text:p><text:s/>11.792.772<text:s/></text:p>
          </table:table-cell>
          <table:table-cell office:value-type="percentage" office:value="0.13372699695263512" table:formula="of:=[.D37]/[.C37]-1" table:style-name="ce13">
            <text:p>13,37%</text:p>
          </table:table-cell>
          <table:table-cell office:value-type="float" office:value="3.5011628609399539" table:formula="of:=([.D37]-[.C37])/[.B37]" table:style-name="ce14">
            <text:p><text:s/>3,50<text:s/></text:p>
          </table:table-cell>
          <table:table-cell table:number-columns-repeated="16378"/>
        </table:table-row>
        <table:table-row table:style-name="ro2">
          <table:table-cell office:value-type="string" table:style-name="ce15">
            <text:p>ipc2_1k</text:p>
          </table:table-cell>
          <table:table-cell office:value-type="float" office:value="2780" table:style-name="ce12">
            <text:p><text:s/>2.780<text:s/></text:p>
          </table:table-cell>
          <table:table-cell office:value-type="float" office:value="72326" table:style-name="ce12">
            <text:p><text:s/>72.326<text:s/></text:p>
          </table:table-cell>
          <table:table-cell office:value-type="float" office:value="78821" table:style-name="ce12">
            <text:p><text:s/>78.821<text:s/></text:p>
          </table:table-cell>
          <table:table-cell office:value-type="percentage" office:value="8.9801731051074363E-2" table:formula="of:=[.D38]/[.C38]-1" table:style-name="ce13">
            <text:p>8,98%</text:p>
          </table:table-cell>
          <table:table-cell office:value-type="float" office:value="2.3363309352517985" table:formula="of:=([.D38]-[.C38])/[.B38]" table:style-name="ce14">
            <text:p><text:s/>2,34<text:s/></text:p>
          </table:table-cell>
          <table:table-cell table:number-columns-repeated="16378"/>
        </table:table-row>
        <table:table-row table:style-name="ro2">
          <table:table-cell office:value-type="string" table:style-name="ce15">
            <text:p>ipc2_10k</text:p>
          </table:table-cell>
          <table:table-cell office:value-type="float" office:value="39996" table:style-name="ce12">
            <text:p><text:s/>39.996<text:s/></text:p>
          </table:table-cell>
          <table:table-cell office:value-type="float" office:value="1044050" table:style-name="ce12">
            <text:p><text:s/>1.044.050<text:s/></text:p>
          </table:table-cell>
          <table:table-cell office:value-type="float" office:value="1096735" table:style-name="ce12">
            <text:p><text:s/>1.096.735<text:s/></text:p>
          </table:table-cell>
          <table:table-cell office:value-type="percentage" office:value="5.0462142617690775E-2" table:formula="of:=[.D39]/[.C39]-1" table:style-name="ce13">
            <text:p>5,05%</text:p>
          </table:table-cell>
          <table:table-cell office:value-type="float" office:value="1.3172567256725674" table:formula="of:=([.D39]-[.C39])/[.B39]" table:style-name="ce14">
            <text:p><text:s/>1,32<text:s/></text:p>
          </table:table-cell>
          <table:table-cell table:number-columns-repeated="16378"/>
        </table:table-row>
        <table:table-row table:style-name="ro7">
          <table:table-cell office:value-type="string" table:style-name="ce16">
            <text:p>ipc2_100k</text:p>
          </table:table-cell>
          <table:table-cell office:value-type="float" office:value="399996" table:style-name="ce17">
            <text:p><text:s/>399.996<text:s/></text:p>
          </table:table-cell>
          <table:table-cell office:value-type="float" office:value="10518669" table:style-name="ce17">
            <text:p><text:s/>10.518.669<text:s/></text:p>
          </table:table-cell>
          <table:table-cell office:value-type="float" office:value="11012623" table:style-name="ce17">
            <text:p><text:s/>11.012.623<text:s/></text:p>
          </table:table-cell>
          <table:table-cell office:value-type="percentage" office:value="4.6959743670990983E-2" table:formula="of:=[.D40]/[.C40]-1" table:style-name="ce18">
            <text:p>4,70%</text:p>
          </table:table-cell>
          <table:table-cell office:value-type="float" office:value="1.2348973489734898" table:formula="of:=([.D40]-[.C40])/[.B40]" table:style-name="ce19">
            <text:p><text:s/>1,23<text:s/></text:p>
          </table:table-cell>
          <table:table-cell table:number-columns-repeated="16378"/>
        </table:table-row>
        <table:table-row table:style-name="ro7">
          <table:table-cell office:value-type="string" table:style-name="ce20">
            <text:p>Total</text:p>
          </table:table-cell>
          <table:table-cell office:value-type="float" office:value="4470572" table:formula="of:=SUM([.B5:.B40])" table:style-name="ce21">
            <text:p><text:s/>4.470.572<text:s/></text:p>
          </table:table-cell>
          <table:table-cell office:value-type="float" office:value="110477209" table:formula="of:=SUM([.C5:.C40])" table:style-name="ce22">
            <text:p><text:s/>110.477.209<text:s/></text:p>
          </table:table-cell>
          <table:table-cell office:value-type="float" office:value="124651103" table:formula="of:=SUM([.D5:.D40])" table:style-name="ce22">
            <text:p><text:s/>124.651.103<text:s/></text:p>
          </table:table-cell>
          <table:table-cell office:value-type="percentage" office:value="0.12829699562739671" table:formula="of:=[.D41]/[.C41]-1" table:style-name="ce23">
            <text:p>12,83%</text:p>
          </table:table-cell>
          <table:table-cell office:value-type="float" office:value="3.1704878033504436" table:formula="of:=([.D41]-[.C41])/[.B41]" table:style-name="ce24">
            <text:p><text:s/>3,17<text:s/></text:p>
          </table:table-cell>
          <table:table-cell table:number-columns-repeated="16378"/>
        </table:table-row>
        <table:table-row table:number-rows-repeated="1048535" table:style-name="ro3">
          <table:table-cell table:number-columns-repeated="16384"/>
        </table:table-row>
      </table:table>
      <table:table table:name="Planilha2" table:style-name="ta3">
        <table:table-column table:style-name="co11" table:default-cell-style-name="ce1"/>
        <table:table-column table:style-name="co7" table:number-columns-repeated="16383" table:default-cell-style-name="ce1"/>
        <table:table-row table:style-name="ro3">
          <table:table-cell table:style-name="ce30"/>
          <table:table-cell table:number-columns-repeated="16383"/>
        </table:table-row>
        <table:table-row table:number-rows-repeated="104857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-</number:text>
      <number:number number:decimal-places="2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orcentagem" style:family="table-cell" style:data-style-name="N13"/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V_237_rgula" style:display-name="Vírgula" style:family="table-cell" style:data-style-name="N36"/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3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827</meta:generator>
    <dc:creator>Jonathan Aldori Alves de Oliveira</dc:creator>
    <meta:creation-date>2020-06-26T19:00:29Z</meta:creation-date>
    <dc:date>2020-06-30T21:06:04Z</dc:date>
    <meta:editing-cycles>2</meta:editing-cycles>
    <meta:editing-duration>PT424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Axs0" style:data-style-name="N39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gradient" draw:fill-gradient-name="a1" draw:stroke="none" draw:shadow="visible" draw:shadow-offset-x="0in" draw:shadow-offset-y="0.02083in" draw:shadow-color="#000000" draw:shadow-opacity="63%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gradient" draw:fill-gradient-name="a2" draw:stroke="none" draw:shadow="visible" draw:shadow-offset-x="0in" draw:shadow-offset-y="0.02083in" draw:shadow-color="#000000" draw:shadow-opacity="63%"/>
    </style:style>
    <style:style style:family="chart" style:name="Crt0">
      <style:chart-properties chart:three-dimensional="tru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true" chart:deep="false" chart:auto-position="true" chart:right-angled-axes="true"/>
      <style:graphic-properties draw:fill="none" draw:stroke="none"/>
    </style:style>
  </office:automatic-styles>
  <office:body>
    <office:chart>
      <chart:chart chart:class="chart:bar" svg:height="215.4002362204724pt" svg:width="513.59968503937pt" chart:style-name="Crt0">
        <chart:title chart:style-name="CT00">
          <text:p text:style-name="a0" text:class-names="" text:cond-style-name="">Comparativo da quantidade de bits EB X Normal por aquivo</text:p>
        </chart:title>
        <chart:legend chart:legend-position="bottom" chart:legend-align="center" chart:style-name="Lgnd"/>
        <chart:plot-area chart:style-name="Plt0" dr3d:transform="matrix (0.99564446382742045 -2.9808720977666042E-2 -8.8337657901280286E-2 3.68334288445053E-2 0.99619477459360894 7.898904729103029E-2 8.5646950730103033E-2 -8.1898786474914026E-2 0.99295376962100934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Planilha1.$A$2:.$A$37"/>
          </chart:axis>
          <chart:axis chart:dimension="z" chart:name="primary-z" chart:style-name="Axs1"/>
          <chart:series chart:label-cell-address="Planilha1.$C$1" chart:values-cell-range-address="Planilha1.$C$2:.$C$37" chart:class="chart:bar" chart:attached-axis="primary-y" chart:style-name="G0S0">
            <chart:data-point chart:repeated="36"/>
          </chart:series>
          <chart:series chart:label-cell-address="Planilha1.$D$1" chart:values-cell-range-address="Planilha1.$D$2:.$D$37" chart:class="chart:bar" chart:attached-axis="primary-y" chart:style-name="G0S1">
            <chart:data-point chart:repeated="36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" draw:style="linear" draw:angle="0" draw:start-color="#6083cb" draw:end-color="#3e70ca" draw:start-intensity="100%" draw:end-intensity="100%"/>
    <draw:gradient draw:name="a2" draw:style="linear" draw:angle="0" draw:start-color="#f18c55" draw:end-color="#f67b28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4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76.89968503937pt" svg:width="509.9996850393701pt" chart:style-name="Crt0">
        <chart:title chart:style-name="CT00">
          <text:p text:style-name="a0" text:class-names="" text:cond-style-name="">Percentual de melhora na utilização do espaço por arquivo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Planilha1.$A$2:.$A$37"/>
          </chart:axis>
          <chart:series chart:label-cell-address="Planilha1.$E$1" chart:values-cell-range-address="Planilha1.$E$2:.$E$37" chart:class="chart:bar" chart:attached-axis="primary-y" chart:style-name="G0S0">
            <chart:data-point chart:repeated="3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-</number:text>
      <number:number number:decimal-places="2" number:min-integer-digits="1" number:grouping="true"/>
      <number:text> </number:text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34.7502362204724pt" svg:width="507.2996850393701pt" chart:style-name="Crt0">
        <chart:title chart:style-name="CT00">
          <text:p text:style-name="a0" text:class-names="" text:cond-style-name="">Média de bits economizado por endereço e arquivo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Planilha1.$A$2:.$A$37"/>
          </chart:axis>
          <chart:series chart:label-cell-address="Planilha1.$F$1" chart:values-cell-range-address="Planilha1.$F$2:.$F$37" chart:class="chart:bar" chart:attached-axis="primary-y" chart:style-name="G0S0">
            <chart:data-point chart:repeated="3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4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4499212598425pt" svg:width="360.0pt" chart:style-name="Crt0">
        <chart:title chart:style-name="CT00">
          <text:p text:style-name="a0" text:class-names="" text:cond-style-name="">Percentual de melhora médio na utilização do espaço por tipo de arquivo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Planilha1.$A$43:.$A$45"/>
          </chart:axis>
          <chart:series chart:values-cell-range-address="Planilha1.$E$43:.$E$45" chart:class="chart:bar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